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14"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60"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361" style:family="paragraph" style:parent-style-name="Standard" style:list-style-name="L1">
      <style:text-properties officeooo:rsid="000b74d4" officeooo:paragraph-rsid="000b74d4"/>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143efa"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1611eb" style:font-weight-asian="bold" style:font-weight-complex="bold"/>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11eb" officeooo:paragraph-rsid="011611eb" style:font-weight-asian="bold" style:font-weight-complex="bold"/>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378" style:family="paragraph" style:parent-style-name="Standard">
      <style:paragraph-properties style:line-height-at-least="0.423cm"/>
      <style:text-properties officeooo:paragraph-rsid="010dff07"/>
    </style:style>
    <style:style style:name="P379" style:family="paragraph" style:parent-style-name="Standard">
      <style:paragraph-properties style:line-height-at-least="0.423cm"/>
      <style:text-properties officeooo:paragraph-rsid="01143efa"/>
    </style:style>
    <style:style style:name="P380" style:family="paragraph" style:parent-style-name="Standard">
      <style:paragraph-properties style:line-height-at-least="0.423cm"/>
      <style:text-properties officeooo:paragraph-rsid="011625a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weight="normal" officeooo:rsid="010d7d99"/>
    </style:style>
    <style:style style:name="T34" style:family="text">
      <style:text-properties fo:font-variant="normal" fo:text-transform="none" fo:color="#505050" style:font-name="OpenSans" fo:font-size="9pt" fo:letter-spacing="normal" fo:font-style="normal"/>
    </style:style>
    <style:style style:name="T35" style:family="text">
      <style:text-properties fo:font-variant="normal" fo:text-transform="none" fo:color="#505050" style:font-name="OpenSans" fo:font-size="9pt" fo:letter-spacing="normal" fo:font-style="normal" fo:background-color="#fffffe" loext:char-shading-value="0"/>
    </style:style>
    <style:style style:name="T36" style:family="text">
      <style:text-properties fo:font-variant="normal" fo:text-transform="none" fo:color="#505050" style:font-name="OpenSans" fo:font-size="9pt" fo:letter-spacing="normal" fo:font-style="normal" officeooo:rsid="002062ee" fo:background-color="#fffffe" loext:char-shading-value="0"/>
    </style:style>
    <style:style style:name="T37" style:family="text">
      <style:text-properties fo:font-variant="normal" fo:text-transform="none" fo:color="#505050" style:font-name="OpenSans" fo:font-size="9pt" fo:letter-spacing="normal" fo:font-style="normal" officeooo:rsid="0023a7a1" fo:background-color="#fffffe" loext:char-shading-value="0"/>
    </style:style>
    <style:style style:name="T38" style:family="text">
      <style:text-properties fo:font-variant="normal" fo:text-transform="none" fo:color="#505050" style:font-name="OpenSans" fo:font-size="9pt" fo:letter-spacing="normal" fo:font-style="normal" officeooo:rsid="0027518e" fo:background-color="#fffffe" loext:char-shading-value="0"/>
    </style:style>
    <style:style style:name="T39" style:family="text">
      <style:text-properties fo:font-variant="normal" fo:text-transform="none" fo:color="#505050" style:font-name="OpenSans" fo:font-size="9pt" fo:letter-spacing="normal" fo:font-style="normal" officeooo:rsid="0030b615" fo:background-color="#fffffe" loext:char-shading-value="0"/>
    </style:style>
    <style:style style:name="T40" style:family="text">
      <style:text-properties fo:font-variant="normal" fo:text-transform="none" fo:color="#505050" style:font-name="OpenSans" fo:font-size="9pt" fo:letter-spacing="normal" fo:font-style="normal" officeooo:rsid="0038f4cc" fo:background-color="#fffffe" loext:char-shading-value="0"/>
    </style:style>
    <style:style style:name="T41" style:family="text">
      <style:text-properties fo:font-variant="normal" fo:text-transform="none" fo:color="#505050" style:font-name="OpenSans" fo:font-size="9pt" fo:letter-spacing="normal" fo:font-style="normal" officeooo:rsid="0010766e"/>
    </style:style>
    <style:style style:name="T42" style:family="text">
      <style:text-properties fo:font-variant="normal" fo:text-transform="none" fo:color="#505050" style:font-name="OpenSans" fo:font-size="9pt" fo:letter-spacing="normal" fo:font-style="normal" officeooo:rsid="0011a262"/>
    </style:style>
    <style:style style:name="T43" style:family="text">
      <style:text-properties fo:font-variant="normal" fo:text-transform="none" fo:color="#505050" style:font-name="OpenSans" fo:font-size="9pt" fo:letter-spacing="normal" fo:font-style="normal" officeooo:rsid="001ce559"/>
    </style:style>
    <style:style style:name="T44" style:family="text">
      <style:text-properties fo:font-variant="normal" fo:text-transform="none" fo:color="#505050" style:font-name="OpenSans" fo:font-size="9pt" fo:letter-spacing="normal" fo:font-style="normal" officeooo:rsid="002062ee"/>
    </style:style>
    <style:style style:name="T45" style:family="text">
      <style:text-properties fo:font-variant="normal" fo:text-transform="none" fo:color="#505050" style:font-name="OpenSans" fo:font-size="9pt" fo:letter-spacing="normal" fo:font-style="normal" officeooo:rsid="002dde14"/>
    </style:style>
    <style:style style:name="T46" style:family="text">
      <style:text-properties fo:font-variant="normal" fo:text-transform="none" fo:color="#505050" style:font-name="OpenSans" fo:font-size="9pt" fo:letter-spacing="normal" fo:font-style="normal" officeooo:rsid="002e7952"/>
    </style:style>
    <style:style style:name="T47" style:family="text">
      <style:text-properties fo:font-variant="normal" fo:text-transform="none" fo:color="#505050" style:font-name="OpenSans" fo:font-size="9pt" fo:letter-spacing="normal" fo:font-style="normal" officeooo:rsid="0030b615"/>
    </style:style>
    <style:style style:name="T48" style:family="text">
      <style:text-properties fo:font-variant="normal" fo:text-transform="none" fo:color="#505050" style:font-name="OpenSans" fo:font-size="9pt" fo:letter-spacing="normal" fo:font-style="normal" officeooo:rsid="0035dbc3"/>
    </style:style>
    <style:style style:name="T49" style:family="text">
      <style:text-properties fo:font-variant="normal" fo:text-transform="none" fo:color="#505050" style:font-name="OpenSans" fo:font-size="9pt" fo:letter-spacing="normal" fo:font-style="normal" officeooo:rsid="0039aa72"/>
    </style:style>
    <style:style style:name="T50" style:family="text">
      <style:text-properties fo:font-variant="normal" fo:text-transform="none" fo:color="#505050" style:font-name="OpenSans" fo:font-size="9pt" fo:letter-spacing="normal" fo:font-style="normal" officeooo:rsid="0039aa72" style:font-weight-asian="normal" style:font-weight-complex="normal"/>
    </style:style>
    <style:style style:name="T51" style:family="text">
      <style:text-properties fo:font-variant="normal" fo:text-transform="none" fo:color="#505050" style:font-name="OpenSans" fo:font-size="9pt" fo:letter-spacing="normal" fo:font-style="normal" officeooo:rsid="0053cac4" style:font-weight-asian="normal" style:font-weight-complex="normal"/>
    </style:style>
    <style:style style:name="T52" style:family="text">
      <style:text-properties fo:font-variant="normal" fo:text-transform="none" fo:color="#505050" style:font-name="OpenSans" fo:font-size="9pt" fo:letter-spacing="normal" fo:font-style="normal" officeooo:rsid="0057c8c3" style:font-weight-asian="normal" style:font-weight-complex="normal"/>
    </style:style>
    <style:style style:name="T53" style:family="text">
      <style:text-properties fo:font-variant="normal" fo:text-transform="none" fo:color="#505050" style:font-name="OpenSans" fo:font-size="9pt" fo:letter-spacing="normal" fo:font-style="normal" officeooo:rsid="00e2e9d7" style:font-weight-asian="normal" style:font-weight-complex="normal"/>
    </style:style>
    <style:style style:name="T54" style:family="text">
      <style:text-properties fo:font-variant="normal" fo:text-transform="none" fo:color="#505050" style:font-name="OpenSans" fo:font-size="9pt" fo:letter-spacing="normal" fo:font-style="normal" officeooo:rsid="0052c3cf"/>
    </style:style>
    <style:style style:name="T55" style:family="text">
      <style:text-properties fo:font-variant="normal" fo:text-transform="none" fo:color="#505050" style:font-name="OpenSans" fo:font-size="9pt" fo:letter-spacing="normal" fo:font-style="normal" fo:font-weight="normal"/>
    </style:style>
    <style:style style:name="T56" style:family="text">
      <style:text-properties fo:font-variant="normal" fo:text-transform="none" fo:color="#505050" style:font-name="OpenSans" fo:font-size="9pt" fo:letter-spacing="normal" fo:font-style="normal" fo:font-weight="normal" officeooo:rsid="010d7d99"/>
    </style:style>
    <style:style style:name="T57" style:family="text">
      <style:text-properties fo:font-variant="normal" fo:text-transform="none" fo:color="#505050" style:font-name="OpenSans" fo:font-size="9pt" fo:letter-spacing="normal" fo:font-style="normal" fo:font-weight="normal" officeooo:rsid="010dff07"/>
    </style:style>
    <style:style style:name="T58" style:family="text">
      <style:text-properties fo:font-variant="normal" fo:text-transform="none" fo:color="#505050" style:font-name="OpenSans" fo:font-size="9pt" fo:letter-spacing="normal" fo:font-style="normal" fo:font-weight="normal" officeooo:rsid="01143efa"/>
    </style:style>
    <style:style style:name="T59" style:family="text">
      <style:text-properties fo:font-variant="normal" fo:text-transform="none" fo:color="#505050" style:font-name="OpenSans" fo:font-size="9pt" fo:letter-spacing="normal" fo:font-style="normal" fo:font-weight="normal" officeooo:rsid="011625ac"/>
    </style:style>
    <style:style style:name="T60"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61" style:family="text">
      <style:text-properties fo:font-variant="normal" fo:text-transform="none" fo:color="#505050" style:font-name="OpenSans" fo:letter-spacing="normal" fo:font-style="normal"/>
    </style:style>
    <style:style style:name="T62" style:family="text">
      <style:text-properties fo:font-variant="normal" fo:text-transform="none" fo:color="#505050" style:font-name="OpenSans" fo:letter-spacing="normal" fo:font-style="normal" fo:font-weight="normal"/>
    </style:style>
    <style:style style:name="T63" style:family="text">
      <style:text-properties fo:font-variant="normal" fo:text-transform="none" fo:color="#505050" style:font-name="OpenSans" fo:letter-spacing="normal" fo:font-style="normal" fo:font-weight="normal" officeooo:rsid="0011a262"/>
    </style:style>
    <style:style style:name="T64" style:family="text">
      <style:text-properties fo:font-variant="normal" fo:text-transform="none" fo:color="#505050" style:font-name="OpenSans" fo:letter-spacing="normal" fo:font-style="normal" fo:font-weight="normal" officeooo:rsid="0012911b"/>
    </style:style>
    <style:style style:name="T65" style:family="text">
      <style:text-properties fo:font-variant="normal" fo:text-transform="none" fo:color="#505050" style:font-name="OpenSans" fo:letter-spacing="normal" fo:font-style="normal" officeooo:rsid="00161d9b"/>
    </style:style>
    <style:style style:name="T66" style:family="text">
      <style:text-properties fo:font-variant="normal" fo:text-transform="none" fo:color="#505050" style:font-name="OpenSans" fo:letter-spacing="normal" fo:font-style="normal" officeooo:rsid="0019d8e6"/>
    </style:style>
    <style:style style:name="T67" style:family="text">
      <style:text-properties fo:font-variant="normal" fo:text-transform="none" fo:color="#505050" style:font-name="OpenSans" fo:letter-spacing="normal" fo:font-style="normal" officeooo:rsid="002062ee"/>
    </style:style>
    <style:style style:name="T68" style:family="text">
      <style:text-properties fo:font-variant="normal" fo:text-transform="none" fo:color="#505050" style:font-name="OpenSans" fo:letter-spacing="normal" fo:font-style="normal" officeooo:rsid="0022886d"/>
    </style:style>
    <style:style style:name="T69" style:family="text">
      <style:text-properties fo:font-variant="normal" fo:text-transform="none" fo:color="#505050" style:font-name="OpenSans" fo:letter-spacing="normal" fo:font-style="normal" officeooo:rsid="002a0725"/>
    </style:style>
    <style:style style:name="T70" style:family="text">
      <style:text-properties fo:font-variant="normal" fo:text-transform="none" fo:color="#505050" style:font-name="OpenSans" fo:letter-spacing="normal" fo:font-style="normal" fo:font-weight="bold"/>
    </style:style>
    <style:style style:name="T71" style:family="text">
      <style:text-properties fo:font-variant="normal" fo:text-transform="none" fo:color="#505050" style:font-name="OpenSans" fo:letter-spacing="normal" fo:font-style="normal" fo:font-weight="bold" officeooo:rsid="002062ee"/>
    </style:style>
    <style:style style:name="T72" style:family="text">
      <style:text-properties fo:font-variant="normal" fo:text-transform="none" fo:color="#505050" style:font-name="OpenSans" fo:letter-spacing="normal" fo:font-style="normal" officeooo:rsid="0030b615"/>
    </style:style>
    <style:style style:name="T73" style:family="text">
      <style:text-properties fo:font-variant="normal" fo:text-transform="none" fo:color="#505050" style:font-name="OpenSans" fo:letter-spacing="normal" fo:font-style="normal" officeooo:rsid="0035dbc3"/>
    </style:style>
    <style:style style:name="T74" style:family="text">
      <style:text-properties fo:font-variant="normal" fo:text-transform="none" fo:color="#505050" style:font-name="OpenSans" fo:letter-spacing="normal" fo:font-style="normal" officeooo:rsid="0039aa72"/>
    </style:style>
    <style:style style:name="T75" style:family="text">
      <style:text-properties officeooo:rsid="0010766e" style:font-weight-asian="normal" style:font-weight-complex="normal"/>
    </style:style>
    <style:style style:name="T76" style:family="text">
      <style:text-properties officeooo:rsid="003cc758"/>
    </style:style>
    <style:style style:name="T77" style:family="text">
      <style:text-properties officeooo:rsid="003cf514"/>
    </style:style>
    <style:style style:name="T78" style:family="text">
      <style:text-properties officeooo:rsid="003d97f9"/>
    </style:style>
    <style:style style:name="T79" style:family="text">
      <style:text-properties officeooo:rsid="003f5b27"/>
    </style:style>
    <style:style style:name="T80" style:family="text">
      <style:text-properties officeooo:rsid="00406ef9"/>
    </style:style>
    <style:style style:name="T81" style:family="text">
      <style:text-properties officeooo:rsid="0045467f"/>
    </style:style>
    <style:style style:name="T82" style:family="text">
      <style:text-properties officeooo:rsid="0046bfbe"/>
    </style:style>
    <style:style style:name="T83" style:family="text">
      <style:text-properties officeooo:rsid="004c452b"/>
    </style:style>
    <style:style style:name="T84" style:family="text">
      <style:text-properties officeooo:rsid="004df15b"/>
    </style:style>
    <style:style style:name="T85" style:family="text">
      <style:text-properties officeooo:rsid="004fbdb3"/>
    </style:style>
    <style:style style:name="T86" style:family="text">
      <style:text-properties fo:background-color="#fffffe" loext:char-shading-value="0"/>
    </style:style>
    <style:style style:name="T87" style:family="text">
      <style:text-properties officeooo:rsid="005e46fa" fo:background-color="#fffffe" loext:char-shading-value="0" style:font-weight-asian="bold" style:font-weight-complex="bold"/>
    </style:style>
    <style:style style:name="T88" style:family="text">
      <style:text-properties officeooo:rsid="0092dd4d" fo:background-color="#fffffe" loext:char-shading-value="0" style:font-weight-asian="bold" style:font-weight-complex="bold"/>
    </style:style>
    <style:style style:name="T89" style:family="text">
      <style:text-properties officeooo:rsid="0092dd4d" fo:background-color="#fffffe" loext:char-shading-value="0"/>
    </style:style>
    <style:style style:name="T90" style:family="text">
      <style:text-properties officeooo:rsid="0046bfbe" fo:background-color="#fffffe" loext:char-shading-value="0"/>
    </style:style>
    <style:style style:name="T91" style:family="text">
      <style:text-properties officeooo:rsid="00e18b47" fo:background-color="#fffffe" loext:char-shading-value="0"/>
    </style:style>
    <style:style style:name="T92" style:family="text">
      <style:text-properties officeooo:rsid="0084adcf"/>
    </style:style>
    <style:style style:name="T93" style:family="text">
      <style:text-properties officeooo:rsid="0086f9dd"/>
    </style:style>
    <style:style style:name="T94" style:family="text">
      <style:text-properties officeooo:rsid="00898943"/>
    </style:style>
    <style:style style:name="T95" style:family="text">
      <style:text-properties officeooo:rsid="008e561d"/>
    </style:style>
    <style:style style:name="T96" style:family="text">
      <style:text-properties style:font-weight-asian="bold" style:font-weight-complex="bold"/>
    </style:style>
    <style:style style:name="T97" style:family="text">
      <style:text-properties officeooo:rsid="00b0ecdd" style:font-weight-asian="bold" style:font-weight-complex="bold"/>
    </style:style>
    <style:style style:name="T98" style:family="text">
      <style:text-properties officeooo:rsid="00b59a55" style:font-weight-asian="bold" style:font-weight-complex="bold"/>
    </style:style>
    <style:style style:name="T99" style:family="text">
      <style:text-properties officeooo:rsid="00b36a31" style:font-weight-asian="bold" style:font-weight-complex="bold"/>
    </style:style>
    <style:style style:name="T100" style:family="text">
      <style:text-properties officeooo:rsid="010d7d99" style:font-weight-asian="bold" style:font-weight-complex="bold"/>
    </style:style>
    <style:style style:name="T101" style:family="text">
      <style:text-properties officeooo:rsid="008eecc3"/>
    </style:style>
    <style:style style:name="T102" style:family="text">
      <style:text-properties officeooo:rsid="008f6cd5"/>
    </style:style>
    <style:style style:name="T103" style:family="text">
      <style:text-properties officeooo:rsid="009df68c"/>
    </style:style>
    <style:style style:name="T104" style:family="text">
      <style:text-properties officeooo:rsid="00a02bae"/>
    </style:style>
    <style:style style:name="T105" style:family="text">
      <style:text-properties officeooo:rsid="00a13ab7"/>
    </style:style>
    <style:style style:name="T106" style:family="text">
      <style:text-properties officeooo:rsid="00a46f25"/>
    </style:style>
    <style:style style:name="T107" style:family="text">
      <style:text-properties officeooo:rsid="00a68117" fo:background-color="#ffff00" loext:char-shading-value="0"/>
    </style:style>
    <style:style style:name="T108" style:family="text">
      <style:text-properties officeooo:rsid="00abce4f"/>
    </style:style>
    <style:style style:name="T109" style:family="text">
      <style:text-properties officeooo:rsid="00acc41f"/>
    </style:style>
    <style:style style:name="T110" style:family="text">
      <style:text-properties officeooo:rsid="00b8d5c7"/>
    </style:style>
    <style:style style:name="T111" style:family="text">
      <style:text-properties officeooo:rsid="00bc93ef"/>
    </style:style>
    <style:style style:name="T112" style:family="text">
      <style:text-properties officeooo:rsid="00be752b"/>
    </style:style>
    <style:style style:name="T113" style:family="text">
      <style:text-properties officeooo:rsid="00c8819c"/>
    </style:style>
    <style:style style:name="T114" style:family="text">
      <style:text-properties officeooo:rsid="00cba8b0"/>
    </style:style>
    <style:style style:name="T115" style:family="text">
      <style:text-properties officeooo:rsid="00d236dc"/>
    </style:style>
    <style:style style:name="T116" style:family="text">
      <style:text-properties officeooo:rsid="00d7a73d"/>
    </style:style>
    <style:style style:name="T117" style:family="text">
      <style:text-properties officeooo:rsid="00e2e9d7"/>
    </style:style>
    <style:style style:name="T118" style:family="text">
      <style:text-properties officeooo:rsid="00e7042b"/>
    </style:style>
    <style:style style:name="T119" style:family="text">
      <style:text-properties officeooo:rsid="00e767d3"/>
    </style:style>
    <style:style style:name="T120" style:family="text">
      <style:text-properties officeooo:rsid="00eabc11"/>
    </style:style>
    <style:style style:name="T121" style:family="text">
      <style:text-properties officeooo:rsid="00ec3a2b"/>
    </style:style>
    <style:style style:name="T122" style:family="text">
      <style:text-properties officeooo:rsid="00fe5796"/>
    </style:style>
    <style:style style:name="T123" style:family="text">
      <style:text-properties officeooo:rsid="00ff0b7c"/>
    </style:style>
    <style:style style:name="T124" style:family="text">
      <style:text-properties officeooo:rsid="00f0be77"/>
    </style:style>
    <style:style style:name="T125" style:family="text">
      <style:text-properties officeooo:rsid="010d7d99"/>
    </style:style>
    <style:style style:name="T126" style:family="text">
      <style:text-properties officeooo:rsid="01128da0"/>
    </style:style>
    <style:style style:name="T127" style:family="text">
      <style:text-properties officeooo:rsid="01143e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3929409545061471100" text:style-name="L1">
        <text:list-item>
          <text:p text:style-name="P361">node js</text:p>
        </text:list-item>
        <text:list-item>
          <text:p text:style-name="P361">mysql</text:p>
        </text:list-item>
        <text:list-item>
          <text:p text:style-name="P361">npm </text:p>
        </text:list-item>
        <text:list-item>
          <text:p text:style-name="P361">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07">(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08"> :</text:span>URL:127.0.0.1:8012/api/login</text:p>
      <text:p text:style-name="P12"/>
      <text:p text:style-name="P12"><text:span text:style-name="T6">Customer Login</text:span>:127.0.0.1:8012/api/<text:span text:style-name="T109">customer_</text:span>logi<text:span text:style-name="T109">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85">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75">URL: </text:span><text:a xlink:type="simple" xlink:href="http://127.0.0.1:8012/api/categories" text:style-name="Internet_20_link" text:visited-style-name="Visited_20_Internet_20_Link">http://127.0.0.1:8012/api/categories</text:a><text:span text:style-name="T34">?</text:span><text:span text:style-name="T54">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75">URL: </text:span><text:a xlink:type="simple" xlink:href="http://127.0.0.1:8012/api/categories" text:style-name="Internet_20_link" text:visited-style-name="Visited_20_Internet_20_Link"><text:span text:style-name="T34">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85">image_path</text:span>”:”/<text:span text:style-name="T85">assests/image.png</text:span>”</text:p>
      <text:p text:style-name="P93"><text:tab/>“<text:span text:style-name="T85">image_name</text:span>”:”<text:span text:style-name="T85">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85">image_path</text:span>”:”/<text:span text:style-name="T85">assests/image.png</text:span>”</text:p>
      <text:p text:style-name="P93"><text:s text:c="9"/>“<text:span text:style-name="T85">image_name</text:span>”:”<text:span text:style-name="T85">example.png</text:span>”</text:p>
      <text:p text:style-name="P19"><text:s text:c="4"/>}</text:p>
      <text:p text:style-name="P19">}</text:p>
      <text:p text:style-name="P65"/>
      <text:p text:style-name="P65">9) Category Edit</text:p>
      <text:p text:style-name="P65"/>
      <text:p text:style-name="P17"><text:span text:style-name="T75">URL: </text:span><text:a xlink:type="simple" xlink:href="http://127.0.0.1:8012/api/categories" text:style-name="Internet_20_link" text:visited-style-name="Visited_20_Internet_20_Link"><text:span text:style-name="T34">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85">image_path</text:span>”:”/<text:span text:style-name="T85">assests/image.png</text:span>”</text:p>
      <text:p text:style-name="P94"><text:s text:c="12"/>“<text:span text:style-name="T85">image_name</text:span>”:”<text:span text:style-name="T85">example.png</text:span>”</text:p>
      <text:p text:style-name="P78"><text:tab/>“id”:1</text:p>
      <text:p text:style-name="P78">} </text:p>
      <text:p text:style-name="P13"/>
      <text:p text:style-name="P7">10) Category Delete</text:p>
      <text:p text:style-name="P16"/>
      <text:p text:style-name="P17"><text:span text:style-name="T75">URL: </text:span><text:a xlink:type="simple" xlink:href="http://127.0.0.1:8012/api/categories" text:style-name="Internet_20_link" text:visited-style-name="Visited_20_Internet_20_Link">http://127.0.0.1:8012/api/categories</text:a><text:span text:style-name="T34">/</text:span><text:span text:style-name="T41">&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15">11) Currencies List</text:p>
      <text:p text:style-name="P78"/>
      <text:p text:style-name="P61"><text:span text:style-name="T30">URL: </text:span><text:a xlink:type="simple" xlink:href="http://127.0.0.1:8012/api/categories" text:style-name="Internet_20_link" text:visited-style-name="Visited_20_Internet_20_Link"><text:span text:style-name="T62">http://127.0.0.1:8012/api/</text:span></text:a><text:span text:style-name="T63">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4"><text:s text:c="6"/></text:span><text:span text:style-name="T42"><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4"><text:s text:c="4"/>"count": </text:span><text:span text:style-name="T42">2</text:span></text:p>
      <text:p text:style-name="P79">}</text:p>
      <text:p text:style-name="P103"/>
      <text:p text:style-name="P216">12) Countries List</text:p>
      <text:p text:style-name="P216"/>
      <text:p text:style-name="P62"><text:span text:style-name="T30">URL: </text:span><text:a xlink:type="simple" xlink:href="http://127.0.0.1:8012/api/categories" text:style-name="Internet_20_link" text:visited-style-name="Visited_20_Internet_20_Link"><text:span text:style-name="T62">http://127.0.0.1:8012/api/</text:span></text:a><text:span text:style-name="T63">c</text:span><text:span text:style-name="T64">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17">13) COUNTRIES ADD</text:p>
      <text:p text:style-name="P217"/>
      <text:p text:style-name="P217"/>
      <text:p text:style-name="P63"><text:span text:style-name="T30">URL: </text:span><text:a xlink:type="simple" xlink:href="http://127.0.0.1:8012/api/categories" text:style-name="Internet_20_link" text:visited-style-name="Visited_20_Internet_20_Link"><text:span text:style-name="T62">http://127.0.0.1:8012/api/</text:span></text:a><text:span text:style-name="T63">c</text:span><text:span text:style-name="T64">ountries</text:span></text:p>
      <text:p text:style-name="P155"/>
      <text:p text:style-name="P51"><text:span text:style-name="T61">METHOD : </text:span><text:span text:style-name="T65">POST</text:span></text:p>
      <text:p text:style-name="P106"/>
      <text:p text:style-name="P57"><text:span text:style-name="T65">R</text:span><text:span text:style-name="T61">EQUEST:</text:span></text:p>
      <text:p text:style-name="P108"/>
      <text:p text:style-name="P108">{</text:p>
      <text:p text:style-name="P108"><text:tab/>"name":"united Kingdom",</text:p>
      <text:p text:style-name="P108"><text:tab/>"is_active":1,</text:p>
      <text:p text:style-name="P108"><text:tab/>"is<text:span text:style-name="T80">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18">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62">http://127.0.0.1:8012/api/</text:span></text:a><text:span text:style-name="T63">c</text:span><text:span text:style-name="T64">ountries/</text:span></text:p>
      <text:p text:style-name="P156"/>
      <text:p text:style-name="P52"><text:span text:style-name="T61">METHOD : </text:span><text:span text:style-name="T65">POST</text:span></text:p>
      <text:p text:style-name="P107"/>
      <text:p text:style-name="P58"><text:span text:style-name="T65">R</text:span><text:span text:style-name="T61">EQUEST:</text:span></text:p>
      <text:p text:style-name="P109"/>
      <text:p text:style-name="P109">{</text:p>
      <text:p text:style-name="P109"><text:tab/>"name":"united Kingdom",</text:p>
      <text:p text:style-name="P109"><text:tab/>"is_active":1,</text:p>
      <text:p text:style-name="P109"><text:tab/>"is<text:span text:style-name="T80">o</text:span>_code":"UK",</text:p>
      <text:p text:style-name="P58"><text:span text:style-name="T61"><text:tab/>“</text:span><text:span text:style-name="T66">id</text:span><text:span text:style-name="T61">”:</text:span><text:span text:style-name="T66">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19">15) COUNTRIES DELETE</text:p>
      <text:p text:style-name="P219"/>
      <text:p text:style-name="P30"><text:span text:style-name="T75">URL: </text:span><text:a xlink:type="simple" xlink:href="http://127.0.0.1:8012/api/categories" text:style-name="Internet_20_link" text:visited-style-name="Visited_20_Internet_20_Link"><text:span text:style-name="T34">http://127.0.0.1:8012/api/c</text:span></text:a><text:span text:style-name="T43">ountries</text:span><text:span text:style-name="T34">/</text:span><text:span text:style-name="T41">&lt;:id&gt;</text:span></text:p>
      <text:p text:style-name="P157"/>
      <text:p text:style-name="P81">METHOD :DELETE</text:p>
      <text:p text:style-name="P81"/>
      <text:p text:style-name="P20"><text:span text:style-name="T35">RESPOSN</text:span><text:span text:style-name="T36">E</text:span><text:span text:style-name="T35"><text:line-break/>{</text:span></text:p>
      <text:p text:style-name="P81"><text:s text:c="4"/>"success": true,</text:p>
      <text:p text:style-name="P81"><text:s text:c="4"/>"message": "Deleted successfully."</text:p>
      <text:p text:style-name="P81">}</text:p>
      <text:p text:style-name="P81"/>
      <text:p text:style-name="P81"/>
      <text:p text:style-name="P220">16) STATES LIST</text:p>
      <text:p text:style-name="P220"/>
      <text:p text:style-name="P31"><text:span text:style-name="T75">URL: </text:span><text:a xlink:type="simple" xlink:href="http://127.0.0.1:8012/api/categories" text:style-name="Internet_20_link" text:visited-style-name="Visited_20_Internet_20_Link"><text:span text:style-name="T34">http://127.0.0.1:8012/api/</text:span></text:a><text:span text:style-name="T44">states</text:span></text:p>
      <text:p text:style-name="P158"/>
      <text:p text:style-name="P21"><text:span text:style-name="T35">METHOD :</text:span><text:span text:style-name="T36">GET</text:span></text:p>
      <text:p text:style-name="P82"/>
      <text:p text:style-name="P21"><text:span text:style-name="T35">RESPOSN</text:span><text:span text:style-name="T36">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61">16) STATES </text:span><text:span text:style-name="T68">ADD</text:span></text:p>
      <text:p text:style-name="P221"/>
      <text:p text:style-name="P32"><text:span text:style-name="T75">URL: </text:span><text:a xlink:type="simple" xlink:href="http://127.0.0.1:8012/api/categories" text:style-name="Internet_20_link" text:visited-style-name="Visited_20_Internet_20_Link"><text:span text:style-name="T34">http://127.0.0.1:8012/api/</text:span></text:a><text:span text:style-name="T44">states</text:span></text:p>
      <text:p text:style-name="P159"/>
      <text:p text:style-name="P22"><text:span text:style-name="T35">METHOD :</text:span><text:span text:style-name="T37">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61">RESPOSN</text:span><text:span text:style-name="T67">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67">1</text:span><text:span text:style-name="T61">7) STATES EDIT</text:span></text:p>
      <text:p text:style-name="P223"/>
      <text:p text:style-name="P33"><text:span text:style-name="T75">URL: </text:span><text:a xlink:type="simple" xlink:href="http://127.0.0.1:8012/api/categories" text:style-name="Internet_20_link" text:visited-style-name="Visited_20_Internet_20_Link"><text:span text:style-name="T34">http://127.0.0.1:8012/api/</text:span></text:a><text:span text:style-name="T44">states</text:span></text:p>
      <text:p text:style-name="P160"/>
      <text:p text:style-name="P23"><text:span text:style-name="T35">METHOD :</text:span><text:span text:style-name="T38">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35"><text:tab/>“</text:span><text:span text:style-name="T38">id</text:span><text:span text:style-name="T35">”:</text:span><text:span text:style-name="T38">1</text:span></text:p>
      <text:p text:style-name="P121"><text:soft-page-break/>}<text:tab/></text:p>
      <text:p text:style-name="P121"/>
      <text:p text:style-name="P121"/>
      <text:p text:style-name="P54"><text:span text:style-name="T61">RESPON</text:span><text:span text:style-name="T69">S</text:span><text:span text:style-name="T67">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67">1</text:span><text:span text:style-name="T61">8) States DELETE</text:span></text:p>
      <text:p text:style-name="P225"/>
      <text:p text:style-name="P34"><text:span text:style-name="T75">URL: </text:span><text:a xlink:type="simple" xlink:href="http://127.0.0.1:8012/api/categories" text:style-name="Internet_20_link" text:visited-style-name="Visited_20_Internet_20_Link"><text:span text:style-name="T34">http://127.0.0.1:8012/api/</text:span></text:a><text:span text:style-name="T45">states</text:span><text:span text:style-name="T34">/</text:span><text:span text:style-name="T41">&lt;:id&gt;</text:span></text:p>
      <text:p text:style-name="P161"/>
      <text:p text:style-name="P85">METHOD :DELETE</text:p>
      <text:p text:style-name="P85"/>
      <text:p text:style-name="P24"><text:span text:style-name="T35">RESPOSN</text:span><text:span text:style-name="T36">E</text:span><text:span text:style-name="T35"><text:line-break/>{</text:span></text:p>
      <text:p text:style-name="P85"><text:s text:c="4"/>"success": true,</text:p>
      <text:p text:style-name="P85"><text:s text:c="4"/>"message": "Deleted successfully."</text:p>
      <text:p text:style-name="P85">}</text:p>
      <text:p text:style-name="P59"/>
      <text:p text:style-name="P85"/>
      <text:p text:style-name="P227">19) CITY LIST</text:p>
      <text:p text:style-name="P227"/>
      <text:p text:style-name="P35"><text:span text:style-name="T75">URL: </text:span><text:a xlink:type="simple" xlink:href="http://127.0.0.1:8012/api/categories" text:style-name="Internet_20_link" text:visited-style-name="Visited_20_Internet_20_Link"><text:span text:style-name="T34">http://127.0.0.1:8012/api/</text:span></text:a><text:span text:style-name="T46">cities</text:span></text:p>
      <text:p text:style-name="P162"/>
      <text:p text:style-name="P25"><text:span text:style-name="T35">METHOD :</text:span><text:span text:style-name="T36">GET</text:span></text:p>
      <text:p text:style-name="P86"/>
      <text:p text:style-name="P55"><text:span text:style-name="T70">RESPOSN</text:span><text:span text:style-name="T71">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72">20</text:span><text:span text:style-name="T61">) </text:span><text:span text:style-name="T72">CITY</text:span><text:span text:style-name="T61"> </text:span><text:span text:style-name="T68">ADD</text:span></text:p>
      <text:p text:style-name="P222"/>
      <text:p text:style-name="P36"><text:span text:style-name="T75">URL: </text:span><text:a xlink:type="simple" xlink:href="http://127.0.0.1:8012/api/categories" text:style-name="Internet_20_link" text:visited-style-name="Visited_20_Internet_20_Link"><text:span text:style-name="T34">http://127.0.0.1:8012/api/</text:span></text:a><text:span text:style-name="T47">cities</text:span></text:p>
      <text:p text:style-name="P163"/>
      <text:p text:style-name="P26"><text:span text:style-name="T35">METHOD :</text:span><text:span text:style-name="T37">POST</text:span></text:p>
      <text:p text:style-name="P87"/>
      <text:p text:style-name="P122">REQUEST:</text:p>
      <text:p text:style-name="P122">{</text:p>
      <text:p text:style-name="P28"><text:span text:style-name="T35"><text:tab/>"name":"</text:span><text:span text:style-name="T39">Chennai</text:span><text:span text:style-name="T35">",</text:span></text:p>
      <text:p text:style-name="P122"><text:tab/>"country_id":"1",</text:p>
      <text:p text:style-name="P28"><text:span text:style-name="T35"><text:tab/>“</text:span><text:span text:style-name="T39">state_id</text:span><text:span text:style-name="T35">”:</text:span><text:span text:style-name="T39">1,</text:span></text:p>
      <text:p text:style-name="P122"><text:tab/>"is_active":1</text:p>
      <text:p text:style-name="P122">}<text:tab/></text:p>
      <text:p text:style-name="P122"/>
      <text:p text:style-name="P56"><text:span text:style-name="T61">RESPOSN</text:span><text:span text:style-name="T67">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73">21</text:span><text:span text:style-name="T61">) </text:span><text:span text:style-name="T73">CITY</text:span><text:span text:style-name="T61"> EDIT</text:span></text:p>
      <text:p text:style-name="P224"/>
      <text:p text:style-name="P36"><text:span text:style-name="T75">URL: </text:span><text:a xlink:type="simple" xlink:href="http://127.0.0.1:8012/api/categories" text:style-name="Internet_20_link" text:visited-style-name="Visited_20_Internet_20_Link"><text:span text:style-name="T34">http://127.0.0.1:8012/api/</text:span></text:a><text:span text:style-name="T48">cities</text:span></text:p>
      <text:p text:style-name="P163"/>
      <text:p text:style-name="P26"><text:span text:style-name="T35">METHOD :</text:span><text:span text:style-name="T38">PUT</text:span></text:p>
      <text:p text:style-name="P87"/>
      <text:p text:style-name="P122">REQUEST:</text:p>
      <text:p text:style-name="P123">{</text:p>
      <text:p text:style-name="P29"><text:span text:style-name="T35"><text:tab/>"name":"</text:span><text:span text:style-name="T39">Chennai</text:span><text:span text:style-name="T35">",</text:span></text:p>
      <text:p text:style-name="P123"><text:tab/>"country_id":"1",</text:p>
      <text:p text:style-name="P29"><text:span text:style-name="T35"><text:tab/>“</text:span><text:span text:style-name="T39">state_id</text:span><text:span text:style-name="T35">”:</text:span><text:span text:style-name="T39">1,</text:span></text:p>
      <text:p text:style-name="P123"><text:tab/>"is_active":1,</text:p>
      <text:p text:style-name="P29"><text:span text:style-name="T35"><text:tab/>“</text:span><text:span text:style-name="T40">id</text:span><text:span text:style-name="T35">”:</text:span><text:span text:style-name="T40">1</text:span></text:p>
      <text:p text:style-name="P123">}<text:tab/></text:p>
      <text:p text:style-name="P123"/>
      <text:p text:style-name="P122"/>
      <text:p text:style-name="P122"/>
      <text:p text:style-name="P56"><text:span text:style-name="T61">RESPON</text:span><text:span text:style-name="T69">S</text:span><text:span text:style-name="T67">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74">22</text:span><text:span text:style-name="T61">) </text:span><text:span text:style-name="T74">CITY</text:span><text:span text:style-name="T61"> DELETE</text:span></text:p>
      <text:p text:style-name="P226"/>
      <text:p text:style-name="P36"><text:span text:style-name="T75">URL: </text:span><text:a xlink:type="simple" xlink:href="http://127.0.0.1:8012/api/categories" text:style-name="Internet_20_link" text:visited-style-name="Visited_20_Internet_20_Link"><text:span text:style-name="T34">http://127.0.0.1:8012/api/</text:span></text:a><text:a xlink:type="simple" xlink:href="http://127.0.0.1:8012/api/categories" text:style-name="Internet_20_link" text:visited-style-name="Visited_20_Internet_20_Link">c</text:a><text:span text:style-name="T49">ities</text:span><text:span text:style-name="T34">/</text:span><text:span text:style-name="T41">&lt;:id&gt;</text:span></text:p>
      <text:p text:style-name="P163"/>
      <text:p text:style-name="P87">METHOD :DELETE</text:p>
      <text:p text:style-name="P87"/>
      <text:p text:style-name="P26"><text:span text:style-name="T35">RESPOSN</text:span><text:span text:style-name="T36">E</text:span><text:span text:style-name="T35"><text:line-break/>{</text:span></text:p>
      <text:p text:style-name="P87"><text:s text:c="4"/>"success": true,</text:p>
      <text:p text:style-name="P87"><text:s text:c="4"/>"message": "Deleted successfully."</text:p>
      <text:p text:style-name="P87">}</text:p>
      <text:p text:style-name="P87"/>
      <text:p text:style-name="P87"/>
      <text:p text:style-name="P228">23) Events List</text:p>
      <text:p text:style-name="P228"/>
      <text:p text:style-name="P228"><text:tab/></text:p>
      <text:p text:style-name="P37"><text:span text:style-name="T4">URL</text:span><text:span text:style-name="T75">: </text:span><text:a xlink:type="simple" xlink:href="http://127.0.0.1:8012/api/categories" text:style-name="Internet_20_link" text:visited-style-name="Visited_20_Internet_20_Link"><text:span text:style-name="T34">http://127.0.0.1:8012/api/</text:span></text:a><text:span text:style-name="T49">events</text:span></text:p>
      <text:p text:style-name="P164"/>
      <text:p text:style-name="P88"><text:span text:style-name="T1">METHOD</text:span> :<text:span text:style-name="T76">GET</text:span></text:p>
      <text:p text:style-name="P88"/>
      <text:p text:style-name="P232"/>
      <text:p text:style-name="P233">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29">23) Events <text:span text:style-name="T77">Add</text:span></text:p>
      <text:p text:style-name="P229"/>
      <text:p text:style-name="P229"><text:tab/></text:p>
      <text:p text:style-name="P38"><text:span text:style-name="T4">URL</text:span><text:span text:style-name="T75">: </text:span><text:a xlink:type="simple" xlink:href="http://127.0.0.1:8012/api/categories" text:style-name="Internet_20_link" text:visited-style-name="Visited_20_Internet_20_Link"><text:span text:style-name="T34">http://127.0.0.1:8012/api/</text:span></text:a><text:span text:style-name="T49">events</text:span></text:p>
      <text:p text:style-name="P165"/>
      <text:p text:style-name="P89"><text:span text:style-name="T1">METHOD</text:span> :<text:span text:style-name="T77">POST</text:span></text:p>
      <text:p text:style-name="P89"/>
      <text:p text:style-name="P234">Sample REQUEST</text:p>
      <text:p text:style-name="P126"/>
      <text:p text:style-name="P126">{</text:p>
      <text:p text:style-name="P134"/>
      <text:p text:style-name="P360">"pincode":"60017",</text:p>
      <text:p text:style-name="P360">"country":"China2",</text:p>
      <text:p text:style-name="P360">"state":"Tamil Nadu",</text:p>
      <text:p text:style-name="P360">"city":"Chennai",</text:p>
      <text:p text:style-name="P360">"time_zone":"IST",</text:p>
      <text:p text:style-name="P360">"start_time":"10:00",</text:p>
      <text:p text:style-name="P360">"end_time":"12:00",</text:p>
      <text:p text:style-name="P360"/>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76"><text:tab/><text:tab/>{</text:p>
      <text:p text:style-name="P276"><text:tab/>"event_day":"Day 2",<text:tab/></text:p>
      <text:p text:style-name="P276"><text:tab/>"event_time":"10:20 AM",</text:p>
      <text:p text:style-name="P276"><text:tab/>"description":"Hlloooooooooooooooooooooooo"</text:p>
      <text:p text:style-name="P276"><text:tab/><text:tab/><text:tab/></text:p>
      <text:p text:style-name="P276"><text:tab/><text:tab/>},</text:p>
      <text:p text:style-name="P276"><text:tab/><text:tab/>{</text:p>
      <text:p text:style-name="P276"><text:tab/>"event_day":"Day 1",<text:tab/></text:p>
      <text:p text:style-name="P276"><text:tab/>"event_time":"11:00 AM",</text:p>
      <text:p text:style-name="P276"><text:tab/>"description":"Description"</text:p>
      <text:p text:style-name="P276"><text:tab/><text:tab/><text:tab/></text:p>
      <text:p text:style-name="P276"><text:tab/><text:tab/>}</text:p>
      <text:p text:style-name="P276"><text:tab/><text:tab/></text:p>
      <text:p text:style-name="P276"><text:tab/>]</text:p>
      <text:p text:style-name="P126">}</text:p>
      <text:p text:style-name="P128"/>
      <text:p text:style-name="P230">2<text:span text:style-name="T78">4</text:span>) Events <text:span text:style-name="T78">Update</text:span></text:p>
      <text:p text:style-name="P230"/>
      <text:p text:style-name="P39"><text:span text:style-name="T4">URL</text:span><text:span text:style-name="T75">: </text:span><text:a xlink:type="simple" xlink:href="http://127.0.0.1:8012/api/categories" text:style-name="Internet_20_link" text:visited-style-name="Visited_20_Internet_20_Link"><text:span text:style-name="T34">http://127.0.0.1:8012/api/</text:span></text:a><text:span text:style-name="T49">events</text:span></text:p>
      <text:p text:style-name="P166"/>
      <text:p text:style-name="P90"><text:span text:style-name="T1">METHOD</text:span> :<text:span text:style-name="T79">PUT</text:span></text:p>
      <text:p text:style-name="P90"/>
      <text:p text:style-name="P91"/>
      <text:p text:style-name="P235">Sample REQUEST</text:p>
      <text:p text:style-name="P127"><text:soft-page-break/></text:p>
      <text:p text:style-name="P127">{</text:p>
      <text:p text:style-name="P134"/>
      <text:p text:style-name="P262">"pincode":"60017",</text:p>
      <text:p text:style-name="P262">"country":"China2",</text:p>
      <text:p text:style-name="P262">"state":"Tamil Nadu",</text:p>
      <text:p text:style-name="P262">"city":"Chennai",</text:p>
      <text:p text:style-name="P262">"time_zone":"IST",</text:p>
      <text:p text:style-name="P262">"start_time":"10:00",</text:p>
      <text:p text:style-name="P262">"end_time":"12:00",</text:p>
      <text:p text:style-name="P127">“<text:span text:style-name="T81">id</text:span>”:<text:span text:style-name="T81">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76"><text:tab/><text:tab/>{</text:p>
      <text:p text:style-name="P276"><text:tab/>"event_day":"Day 2",<text:tab/></text:p>
      <text:p text:style-name="P276"><text:tab/>"event_time":"10:20 AM",</text:p>
      <text:p text:style-name="P276"><text:tab/>"description":"Hlloooooooooooooooooooooooo"</text:p>
      <text:p text:style-name="P276"><text:tab/><text:tab/><text:tab/></text:p>
      <text:p text:style-name="P276"><text:tab/><text:tab/>},</text:p>
      <text:p text:style-name="P276"><text:soft-page-break/><text:tab/><text:tab/>{</text:p>
      <text:p text:style-name="P276"><text:tab/>"event_day":"Day 1",<text:tab/></text:p>
      <text:p text:style-name="P276"><text:tab/>"event_time":"11:00 AM",</text:p>
      <text:p text:style-name="P276"><text:tab/>"description":"Description"</text:p>
      <text:p text:style-name="P276"><text:tab/><text:tab/><text:tab/></text:p>
      <text:p text:style-name="P276"><text:tab/><text:tab/>}</text:p>
      <text:p text:style-name="P276"><text:tab/></text:p>
      <text:p text:style-name="P276"><text:tab/>]</text:p>
      <text:p text:style-name="P127">}</text:p>
      <text:p text:style-name="P127"/>
      <text:p text:style-name="P127"/>
      <text:p text:style-name="P231">2<text:span text:style-name="T78">4</text:span>) <text:span text:style-name="T82">Image Upload</text:span></text:p>
      <text:p text:style-name="P40"><text:span text:style-name="T4">URL</text:span><text:span text:style-name="T75">: </text:span><text:span text:style-name="T50">http://127.0.0.1:8012/api/upload?folder_type=events&amp;file_type=image</text:span></text:p>
      <text:p text:style-name="P167"/>
      <text:p text:style-name="P92"><text:span text:style-name="T1">METHOD</text:span> : <text:span text:style-name="T83">POST</text:span></text:p>
      <text:p text:style-name="P92"/>
      <text:p text:style-name="P236">Sample Request:</text:p>
      <text:p text:style-name="P129"/>
      <text:p text:style-name="P129">file_data:&lt;file_upload_form_data&gt;</text:p>
      <text:p text:style-name="P129"/>
      <text:p text:style-name="P129"/>
      <text:p text:style-name="P238">Response:</text:p>
      <text:p text:style-name="P238"/>
      <text:p text:style-name="P238">{</text:p>
      <text:p text:style-name="P238"><text:s text:c="4"/>"success": true,</text:p>
      <text:p text:style-name="P238"><text:s text:c="4"/>"data": {</text:p>
      <text:p text:style-name="P238"><text:s text:c="8"/>"file_dir": "assets/events/",</text:p>
      <text:p text:style-name="P238"><text:s text:c="8"/>"file_name": "images.jpeg"</text:p>
      <text:p text:style-name="P238"><text:s text:c="4"/>}</text:p>
      <text:p text:style-name="P238">}</text:p>
      <text:p text:style-name="P238"/>
      <text:p text:style-name="P238"/>
      <text:p text:style-name="P241">25) Event Detail</text:p>
      <text:p text:style-name="P241"/>
      <text:p text:style-name="P41"><text:span text:style-name="T4">URL</text:span><text:span text:style-name="T75">: </text:span><text:span text:style-name="T50">http://127.0.0.1:8012/api/events/19</text:span></text:p>
      <text:p text:style-name="P168"/>
      <text:p text:style-name="P96"><text:span text:style-name="T1">METHOD</text:span> : <text:span text:style-name="T84">GET</text:span></text:p>
      <text:p text:style-name="P96"/>
      <text:p text:style-name="P242">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63"><text:s text:c="6"/>"pincode":"60017",</text:p>
      <text:p text:style-name="P263"><text:s text:c="6"/>"country":"China2",</text:p>
      <text:p text:style-name="P263"><text:s text:c="6"/>"state":"Tamil Nadu",</text:p>
      <text:p text:style-name="P263"><text:s text:c="6"/>"city":"Chennai",</text:p>
      <text:p text:style-name="P263"><text:s text:c="6"/>"time_zone":"IST",</text:p>
      <text:p text:style-name="P263"><text:s text:c="6"/>"start_time":"10:00",</text:p>
      <text:p text:style-name="P263"><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42">26.Home Categories</text:p>
      <text:p text:style-name="P95"/>
      <text:p text:style-name="P42"><text:span text:style-name="T4">URL</text:span><text:span text:style-name="T75">: </text:span><text:span text:style-name="T50">http://127.0.0.1:8012/api/</text:span><text:span text:style-name="T51">home_categories</text:span></text:p>
      <text:p text:style-name="P169"/>
      <text:p text:style-name="P95"><text:span text:style-name="T1">METHOD</text:span> : <text:span text:style-name="T84">GET</text:span></text:p>
      <text:p text:style-name="P95"/>
      <text:p text:style-name="P242">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43">28.Home Popular Events</text:p>
      <text:p text:style-name="P243"/>
      <text:p text:style-name="P97"><text:tab/></text:p>
      <text:p text:style-name="P43"><text:span text:style-name="T4">URL</text:span><text:span text:style-name="T75">: </text:span><text:span text:style-name="T50">http://127.0.0.1:8012/api/</text:span><text:span text:style-name="T52">popular_events</text:span></text:p>
      <text:p text:style-name="P170"/>
      <text:p text:style-name="P97"><text:span text:style-name="T1">METHOD</text:span> : <text:span text:style-name="T84">GET</text:span></text:p>
      <text:p text:style-name="P97"/>
      <text:p text:style-name="P243">Sample Response:</text:p>
      <text:p text:style-name="P243"/>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44"/>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52"/>
      <text:p text:style-name="P252">Sample Response:</text:p>
      <text:p text:style-name="P252"/>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45"/>
      <text:p text:style-name="P172"><text:span text:style-name="T16">METHOD : </text:span><text:span text:style-name="T15">G</text:span><text:span text:style-name="T16">ET </text:span></text:p>
      <text:p text:style-name="P253">URL : http://127.0.0.1:8012/api/search_events</text:p>
      <text:p text:style-name="P253"/>
      <text:p text:style-name="P253">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46"/>
      <text:p text:style-name="P173"><text:span text:style-name="T16">METHOD : </text:span><text:span text:style-name="T15">G</text:span><text:span text:style-name="T16">ET </text:span></text:p>
      <text:p text:style-name="P254">URL : http://127.0.0.1:8012/api/event_details?event_id=1</text:p>
      <text:p text:style-name="P254"/>
      <text:p text:style-name="P254">Sample Response:</text:p>
      <text:p text:style-name="P254"/>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47"/>
      <text:p text:style-name="P174"><text:span text:style-name="T16">METHOD : </text:span><text:span text:style-name="T17">POST</text:span></text:p>
      <text:p text:style-name="P256">URL : <text:a xlink:type="simple" xlink:href="http://127.0.0.1:8012/api/place" text:style-name="Internet_20_link" text:visited-style-name="Visited_20_Internet_20_Link">http://127.0.0.1:8012/api/</text:a><text:span text:style-name="T92">place_order</text:span></text:p>
      <text:p text:style-name="P255"/>
      <text:p text:style-name="P182"><text:span text:style-name="T14">Sample R</text:span><text:span text:style-name="T17">EQUEST</text:span><text:span text:style-name="T14">:</text:span></text:p>
      <text:p text:style-name="P255"/>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55"/>
      <text:p text:style-name="P260">Sample Response</text:p>
      <text:p text:style-name="P260">{</text:p>
      <text:p text:style-name="P260"><text:tab/>success:true,</text:p>
      <text:p text:style-name="P260"><text:tab/>message:”Order Placed Sucessfully”</text:p>
      <text:p text:style-name="P260">}</text:p>
      <text:p text:style-name="P260"/>
      <text:p text:style-name="P260"/>
      <text:p text:style-name="P264">30) <text:span text:style-name="T93">Admin Order List</text:span></text:p>
      <text:p text:style-name="P264"/>
      <text:p text:style-name="P248"/>
      <text:p text:style-name="P175"><text:span text:style-name="T16">METHOD : </text:span><text:span text:style-name="T18">GET</text:span></text:p>
      <text:p text:style-name="P257">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94">orders?is_download=true</text:span></text:a></text:p>
      <text:p text:style-name="P257"/>
      <text:p text:style-name="P277">To Downlaod Excel Data:</text:p>
      <text:p text:style-name="P277"/>
      <text:p text:style-name="P277">paramater:is_download=true</text:p>
      <text:p text:style-name="P277"/>
      <text:p text:style-name="P277">Sample Response:</text:p>
      <text:p text:style-name="P151">{</text:p>
      <text:p text:style-name="P151"><text:s/>"success": true,</text:p>
      <text:p text:style-name="P151">"base64_data": base64_data, </text:p>
      <text:p text:style-name="P151">'file_name':file_name</text:p>
      <text:p text:style-name="P151">}</text:p>
      <text:p text:style-name="P257"/>
      <text:p text:style-name="P257"/>
      <text:p text:style-name="P267">Sample Response:</text:p>
      <text:p text:style-name="P267"/>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67"/>
      <text:p text:style-name="P261"/>
      <text:p text:style-name="P265">3<text:span text:style-name="T95">1</text:span>) <text:span text:style-name="T93">Admin Order Details</text:span></text:p>
      <text:p text:style-name="P265"/>
      <text:p text:style-name="P249"/>
      <text:p text:style-name="P176"><text:span text:style-name="T16">METHOD : </text:span><text:span text:style-name="T18">GET</text:span></text:p>
      <text:p text:style-name="P278"><text:span text:style-name="T87">URL : </text:span><text:span text:style-name="T96">http://127.0.0.1:8012/api/orders/2</text:span></text:p>
      <text:p text:style-name="P258"/>
      <text:p text:style-name="P258"/>
      <text:p text:style-name="P268">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68"/>
      <text:p text:style-name="P268"><text:soft-page-break/></text:p>
      <text:p text:style-name="P266">3<text:span text:style-name="T95">1</text:span>) <text:span text:style-name="T101">Event Enquiry Add</text:span></text:p>
      <text:p text:style-name="P266"/>
      <text:p text:style-name="P250"/>
      <text:p text:style-name="P177"><text:span text:style-name="T16">METHOD : </text:span><text:span text:style-name="T18">GET</text:span></text:p>
      <text:p text:style-name="P282"><text:span text:style-name="T87">URL : </text:span><text:span text:style-name="T96">http://127.0.0.1:8012/api/</text:span><text:span text:style-name="T97">add_enquiry</text:span></text:p>
      <text:p text:style-name="P259"/>
      <text:p text:style-name="P259"/>
      <text:p text:style-name="P269">Sample <text:span text:style-name="T101">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59"/>
      <text:p text:style-name="P269">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70">32) Admin Event Enquiry List</text:p>
      <text:p text:style-name="P250"/>
      <text:p text:style-name="P177"><text:span text:style-name="T16">METHOD : </text:span><text:span text:style-name="T18">GET</text:span></text:p>
      <text:p text:style-name="P279"><text:span text:style-name="T87">URL : </text:span><text:span text:style-name="T29">http://127.0.0.1:8012/api/event_enquiry</text:span></text:p>
      <text:p text:style-name="P270"/>
      <text:p text:style-name="P270">Sample Response:</text:p>
      <text:p text:style-name="P270"/>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70"/>
      <text:p text:style-name="P270"/>
      <text:p text:style-name="P149"/>
      <text:p text:style-name="P271">32) Admin Event Enquiry <text:span text:style-name="T102">view</text:span></text:p>
      <text:p text:style-name="P251"/>
      <text:p text:style-name="P178"><text:span text:style-name="T16">METHOD : </text:span><text:span text:style-name="T18">GET</text:span></text:p>
      <text:p text:style-name="P280"><text:span text:style-name="T87">URL : </text:span><text:span text:style-name="T31">http://127.0.0.1:8012/api/event_enquiry/3</text:span></text:p>
      <text:p text:style-name="P271"/>
      <text:p text:style-name="P271">Sample Response:</text:p>
      <text:p text:style-name="P271"/>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72">33) Event Enquiry Delete</text:p>
      <text:p text:style-name="P272"/>
      <text:p text:style-name="P274"><text:soft-page-break/>METHOD : DELETE</text:p>
      <text:p text:style-name="P274"/>
      <text:p text:style-name="P281"><text:span text:style-name="T88">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13">{</text:p>
      <text:p text:style-name="P213"><text:s text:c="4"/>"success": true,</text:p>
      <text:p text:style-name="P213"><text:s text:c="4"/>"message": "Deleted successfully."</text:p>
      <text:p text:style-name="P213">}</text:p>
      <text:p text:style-name="P213"/>
      <text:p text:style-name="P213"/>
      <text:p text:style-name="P287">34) Customer Register (direct)</text:p>
      <text:p text:style-name="P287"/>
      <text:p text:style-name="P273"/>
      <text:p text:style-name="P275">METHOD : <text:span text:style-name="T103">POST</text:span></text:p>
      <text:p text:style-name="P275"/>
      <text:p text:style-name="P287"><text:span text:style-name="T89">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04">customer/register</text:span></text:a></text:p>
      <text:p text:style-name="P287"/>
      <text:p text:style-name="P287"/>
      <text:p text:style-name="P287"/>
      <text:p text:style-name="P288">Sample Response:</text:p>
      <text:p text:style-name="P288"/>
      <text:p text:style-name="P288">{</text:p>
      <text:p text:style-name="P288"><text:s text:c="2"/><text:span text:style-name="T105">first_name:”Dhamo”,</text:span></text:p>
      <text:p text:style-name="P289"><text:s text:c="2"/><text:span text:style-name="T105">email:”dhamo@gmail.com”,</text:span><text:tab/></text:p>
      <text:p text:style-name="P289"><text:s text:c="2"/><text:span text:style-name="T105">password:”Passw0rd”,</text:span></text:p>
      <text:p text:style-name="P288">}</text:p>
      <text:p text:style-name="P288"/>
      <text:p text:style-name="P288"/>
      <text:p text:style-name="P290">35) Payment Intent API</text:p>
      <text:p text:style-name="P290"/>
      <text:p text:style-name="P293">URL:<text:span text:style-name="T106">/api/payment_intents</text:span></text:p>
      <text:p text:style-name="P292"/>
      <text:p text:style-name="P290">METHOD : POST</text:p>
      <text:p text:style-name="P290"/>
      <text:p text:style-name="P290">SAMPLE REQUEST</text:p>
      <text:p text:style-name="P290"/>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290"/>
      <text:p text:style-name="P290"/>
      <text:p text:style-name="P290">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290"/>
      <text:p text:style-name="P295">36) Add Pages</text:p>
      <text:p text:style-name="P295"/>
      <text:p text:style-name="P283"><text:soft-page-break/><text:span text:style-name="T98">URL :</text:span><text:span text:style-name="T29">http://127.0.0.1:8012/api/pages</text:span><text:span text:style-name="T99"> </text:span></text:p>
      <text:p text:style-name="P294"/>
      <text:p text:style-name="P301">METHOD:POST</text:p>
      <text:p text:style-name="P301"/>
      <text:p text:style-name="P301">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291"/>
      <text:p text:style-name="P296">3<text:span text:style-name="T110">7</text:span>) <text:span text:style-name="T110">List</text:span> Pages</text:p>
      <text:p text:style-name="P296"/>
      <text:p text:style-name="P284"><text:span text:style-name="T98">URL :</text:span><text:span text:style-name="T29">http://127.0.0.1:8012/api/pages</text:span><text:span text:style-name="T99"> </text:span></text:p>
      <text:p text:style-name="P296"/>
      <text:p text:style-name="P302">METHOD:<text:span text:style-name="T110">GET</text:span></text:p>
      <text:p text:style-name="P302"/>
      <text:p text:style-name="P310">SAMPLE RESPONSE:</text:p>
      <text:p text:style-name="P310"/>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02"/>
      <text:p text:style-name="P302"><text:soft-page-break/></text:p>
      <text:p text:style-name="P313">38) Page Update</text:p>
      <text:p text:style-name="P313"/>
      <text:p text:style-name="P297"/>
      <text:p text:style-name="P285"><text:span text:style-name="T98">URL :</text:span><text:span text:style-name="T29">http://127.0.0.1:8012/api/pages</text:span><text:span text:style-name="T99"> </text:span></text:p>
      <text:p text:style-name="P297"/>
      <text:p text:style-name="P303">METHOD:<text:span text:style-name="T111">PUT</text:span></text:p>
      <text:p text:style-name="P303"/>
      <text:p text:style-name="P311">SAMPLE <text:span text:style-name="T111">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298"/>
      <text:p text:style-name="P286"><text:span text:style-name="T98">URL :</text:span><text:span text:style-name="T29">http://127.0.0.1:8012/api/</text:span><text:span text:style-name="T32">email_verification</text:span><text:span text:style-name="T99"> </text:span></text:p>
      <text:p text:style-name="P298"/>
      <text:p text:style-name="P304">METHOD:<text:span text:style-name="T112">POST</text:span></text:p>
      <text:p text:style-name="P304"/>
      <text:p text:style-name="P312">SAMPLE <text:span text:style-name="T111">REQUEST</text:span>:</text:p>
      <text:p text:style-name="P188">{</text:p>
      <text:p text:style-name="P188"><text:tab/>“token”:”xxxxxxxx”</text:p>
      <text:p text:style-name="P188">}</text:p>
      <text:p text:style-name="P312"/>
      <text:p text:style-name="P314">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15">40) Admin Get User Details</text:p>
      <text:p text:style-name="P315"/>
      <text:p text:style-name="P315">URL:<text:a xlink:type="simple" xlink:href="http://127.0.0.1:8012/api/users/:id" text:style-name="Internet_20_link" text:visited-style-name="Visited_20_Internet_20_Link">http://127.0.0.1:8012/api/users/:id</text:a></text:p>
      <text:p text:style-name="P299"/>
      <text:p text:style-name="P305">METHOD:<text:span text:style-name="T113">GET</text:span></text:p>
      <text:p text:style-name="P210"/>
      <text:p text:style-name="P211">{</text:p>
      <text:p text:style-name="P211"><text:s text:c="4"/>"success": true,</text:p>
      <text:p text:style-name="P211"><text:s text:c="4"/>"data": {</text:p>
      <text:p text:style-name="P211"><text:s text:c="8"/>"id": 2,</text:p>
      <text:p text:style-name="P211"><text:s text:c="8"/>"first_name": "Dhamo",</text:p>
      <text:p text:style-name="P211"><text:s text:c="8"/>"last_name": null,</text:p>
      <text:p text:style-name="P211"><text:s text:c="8"/>"gender": null,</text:p>
      <text:p text:style-name="P211"><text:s text:c="8"/>"dob": null,</text:p>
      <text:p text:style-name="P211"><text:s text:c="8"/>"email": "damovenkatesh@gmail.com",</text:p>
      <text:p text:style-name="P211"><text:soft-page-break/><text:s text:c="8"/>"area_code": null,</text:p>
      <text:p text:style-name="P211"><text:s text:c="8"/>"mobile_no": null,</text:p>
      <text:p text:style-name="P211"><text:s text:c="8"/>"address_1": null,</text:p>
      <text:p text:style-name="P211"><text:s text:c="8"/>"address_2": null,</text:p>
      <text:p text:style-name="P211"><text:s text:c="8"/>"city": null,</text:p>
      <text:p text:style-name="P211"><text:s text:c="8"/>"state": null,</text:p>
      <text:p text:style-name="P211"><text:s text:c="8"/>"pincode": null,</text:p>
      <text:p text:style-name="P211"><text:s text:c="8"/>"country": null,</text:p>
      <text:p text:style-name="P211"><text:s text:c="8"/>"role_id": 2,</text:p>
      <text:p text:style-name="P211"><text:s text:c="8"/>"is_active": true,</text:p>
      <text:p text:style-name="P211"><text:s text:c="8"/>"role": {</text:p>
      <text:p text:style-name="P211"><text:s text:c="12"/>"name": "Event Organizer"</text:p>
      <text:p text:style-name="P211"><text:s text:c="8"/>}</text:p>
      <text:p text:style-name="P211"><text:s text:c="4"/>}</text:p>
      <text:p text:style-name="P211">}</text:p>
      <text:p text:style-name="P315"/>
      <text:p text:style-name="P315"/>
      <text:p text:style-name="P320">41) Admin User Update</text:p>
      <text:p text:style-name="P316"/>
      <text:p text:style-name="P316">URL:<text:a xlink:type="simple" xlink:href="http://127.0.0.1:8012/api/users/:id" text:style-name="Internet_20_link" text:visited-style-name="Visited_20_Internet_20_Link">http://127.0.0.1:8012/api/users/:id</text:a></text:p>
      <text:p text:style-name="P300"/>
      <text:p text:style-name="P306">METHOD:<text:span text:style-name="T114">PUT</text:span></text:p>
      <text:p text:style-name="P306"/>
      <text:p text:style-name="P320">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24">SAMPLE RESPONSE:</text:p>
      <text:p text:style-name="P324"/>
      <text:p text:style-name="P194">{</text:p>
      <text:p text:style-name="P194"><text:s text:c="4"/>"success": true,</text:p>
      <text:p text:style-name="P194"><text:s text:c="4"/>"message": "Updated successfully."</text:p>
      <text:p text:style-name="P194">}</text:p>
      <text:p text:style-name="P328"/>
      <text:p text:style-name="P329">43) Customer - Profile Update</text:p>
      <text:p text:style-name="P329"/>
      <text:p text:style-name="P317"/>
      <text:p text:style-name="P317">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15">customer</text:span></text:a><text:a xlink:type="simple" xlink:href="http://127.0.0.1:8012/api/users/:id" text:style-name="Internet_20_link" text:visited-style-name="Visited_20_Internet_20_Link">/:id</text:a></text:p>
      <text:p text:style-name="P329"/>
      <text:p text:style-name="P307">METHOD:<text:span text:style-name="T114">PUT</text:span></text:p>
      <text:p text:style-name="P307"/>
      <text:p text:style-name="P321">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25">SAMPLE RESPONSE:</text:p>
      <text:p text:style-name="P325"/>
      <text:p text:style-name="P195">{</text:p>
      <text:p text:style-name="P195"><text:s text:c="4"/>"success": true,</text:p>
      <text:p text:style-name="P195"><text:s text:c="4"/>"message": "Updated successfully."</text:p>
      <text:p text:style-name="P195">}</text:p>
      <text:p text:style-name="P195"/>
      <text:p text:style-name="P195"/>
      <text:p text:style-name="P330">4<text:span text:style-name="T116">4</text:span>) Customer - Profile <text:span text:style-name="T116">Image Update</text:span></text:p>
      <text:p text:style-name="P330"/>
      <text:p text:style-name="P335"><text:span text:style-name="T86"><text:s/></text:span><text:span text:style-name="T91">Avatar</text:span><text:span text:style-name="T90"> Upload</text:span></text:p>
      <text:p text:style-name="P44"><text:span text:style-name="T4">URL</text:span><text:span text:style-name="T75">: </text:span><text:span text:style-name="T50">http://127.0.0.1:8012/api/upload?folder_type=</text:span><text:span text:style-name="T53">profile_avatar</text:span><text:span text:style-name="T50">&amp;file_type=image</text:span></text:p>
      <text:p text:style-name="P214"/>
      <text:p text:style-name="P102"><text:span text:style-name="T1">METHOD</text:span> : <text:span text:style-name="T83">POST</text:span></text:p>
      <text:p text:style-name="P102"/>
      <text:p text:style-name="P237">Sample Request:</text:p>
      <text:p text:style-name="P130"/>
      <text:p text:style-name="P130">file_data:&lt;file_upload_form_data&gt;</text:p>
      <text:p text:style-name="P130"/>
      <text:p text:style-name="P130"/>
      <text:p text:style-name="P239">Response:</text:p>
      <text:p text:style-name="P239"/>
      <text:p text:style-name="P239">{</text:p>
      <text:p text:style-name="P239"><text:s text:c="4"/>"success": true,</text:p>
      <text:p text:style-name="P239"><text:s text:c="4"/>"data": {</text:p>
      <text:p text:style-name="P240"><text:s text:c="8"/>"file_dir": "assets/<text:span text:style-name="T117">profile_avatar</text:span>/",</text:p>
      <text:p text:style-name="P239"><text:s text:c="8"/>"file_name": "images.jpeg"</text:p>
      <text:p text:style-name="P239"><text:s text:c="4"/>}</text:p>
      <text:p text:style-name="P239">}</text:p>
      <text:p text:style-name="P239"/>
      <text:p text:style-name="P239"/>
      <text:p text:style-name="P330"/>
      <text:p text:style-name="P318">URL:<text:a xlink:type="simple" xlink:href="http://127.0.0.1:8012/api/users/:id" text:style-name="Internet_20_link" text:visited-style-name="Visited_20_Internet_20_Link">http://127.0.0.1:8012/api/</text:a><text:span text:style-name="T118">avatar_update</text:span></text:p>
      <text:p text:style-name="P331"/>
      <text:p text:style-name="P308">METHOD:<text:span text:style-name="T114">PUT</text:span></text:p>
      <text:p text:style-name="P308"/>
      <text:p text:style-name="P322">SAMPLE REQUEST:</text:p>
      <text:p text:style-name="P197">{</text:p>
      <text:p text:style-name="P197"><text:s text:c="8"/>"id": 2,</text:p>
      <text:p text:style-name="P197"><text:s text:c="8"/>"img_name": "a.jpg",</text:p>
      <text:p text:style-name="P197"><text:s text:c="8"/>"img_dir": "/assets/profile_avatar"</text:p>
      <text:p text:style-name="P197">}</text:p>
      <text:p text:style-name="P333"/>
      <text:p text:style-name="P333"><text:soft-page-break/></text:p>
      <text:p text:style-name="P326">SAMPLE RESPONSE:</text:p>
      <text:p text:style-name="P326"/>
      <text:p text:style-name="P196">{</text:p>
      <text:p text:style-name="P196"><text:s text:c="4"/>"success": true,</text:p>
      <text:p text:style-name="P196"><text:s text:c="4"/>"message": "Updated successfully."</text:p>
      <text:p text:style-name="P196">}</text:p>
      <text:p text:style-name="P196"/>
      <text:p text:style-name="P196"/>
      <text:p text:style-name="P332">4<text:span text:style-name="T119">6</text:span>) Customer – <text:span text:style-name="T119">Change Password</text:span></text:p>
      <text:p text:style-name="P332"/>
      <text:p text:style-name="P332"/>
      <text:p text:style-name="P319">URL:<text:a xlink:type="simple" xlink:href="http://127.0.0.1:8012/api/users/:id" text:style-name="Internet_20_link" text:visited-style-name="Visited_20_Internet_20_Link">http://127.0.0.1:8012/api/</text:a><text:span text:style-name="T120">change_password</text:span></text:p>
      <text:p text:style-name="P332"/>
      <text:p text:style-name="P309">METHOD:<text:span text:style-name="T121">POST</text:span></text:p>
      <text:p text:style-name="P309"/>
      <text:p text:style-name="P323">SAMPLE REQUEST:</text:p>
      <text:p text:style-name="P198">{</text:p>
      <text:p text:style-name="P198"><text:s text:c="8"/>"user_id": 2,</text:p>
      <text:p text:style-name="P198"><text:s text:c="8"/>"password": "123456",</text:p>
      <text:p text:style-name="P198"><text:s text:c="8"/>"confirm_password": "123456"</text:p>
      <text:p text:style-name="P198">}</text:p>
      <text:p text:style-name="P334"/>
      <text:p text:style-name="P334"/>
      <text:p text:style-name="P327">SAMPLE RESPONSE:</text:p>
      <text:p text:style-name="P327"/>
      <text:p text:style-name="P199">{</text:p>
      <text:p text:style-name="P199"><text:s text:c="4"/>"success": true,</text:p>
      <text:p text:style-name="P199"><text:s text:c="4"/>"message": "Password Updated Successfully"</text:p>
      <text:p text:style-name="P199">}</text:p>
      <text:p text:style-name="P199"/>
      <text:p text:style-name="P199"/>
      <text:p text:style-name="P336">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37">METHOD : POST</text:p>
      <text:p text:style-name="P337"/>
      <text:p text:style-name="P342">SAMPLE REQUEST</text:p>
      <text:p text:style-name="P345"/>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45"/>
      <text:p text:style-name="P347">SAMPLE RESPONSE</text:p>
      <text:p text:style-name="P206">{</text:p>
      <text:p text:style-name="P206"><text:s text:c="4"/>"success": true,</text:p>
      <text:p text:style-name="P206"><text:s text:c="4"/>"message": "Logged out successfully..."</text:p>
      <text:p text:style-name="P206">}</text:p>
      <text:p text:style-name="P206"/>
      <text:p text:style-name="P349">48) Admin Logout</text:p>
      <text:p text:style-name="P349"/>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38">METHOD : POST</text:p>
      <text:p text:style-name="P338"><text:soft-page-break/></text:p>
      <text:p text:style-name="P343">SAMPLE REQUEST</text:p>
      <text:p text:style-name="P346"/>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46"/>
      <text:p text:style-name="P348">SAMPLE RESPONSE</text:p>
      <text:p text:style-name="P207">{</text:p>
      <text:p text:style-name="P207"><text:s text:c="4"/>"success": true,</text:p>
      <text:p text:style-name="P207"><text:s text:c="4"/>"message": "Logged out successfully..."</text:p>
      <text:p text:style-name="P207">}</text:p>
      <text:p text:style-name="P207"/>
      <text:p text:style-name="P207"/>
      <text:p text:style-name="P351">49) Event Status Update</text:p>
      <text:p text:style-name="P351"/>
      <text:p text:style-name="P350"/>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39">METHOD : POST</text:p>
      <text:p text:style-name="P339"/>
      <text:p text:style-name="P344">SAMPLE REQUEST:</text:p>
      <text:p text:style-name="P208">{</text:p>
      <text:p text:style-name="P208"><text:tab/>“event_id”:2,</text:p>
      <text:p text:style-name="P208"><text:tab/>“status”:”published” <text:s/>// published or declined </text:p>
      <text:p text:style-name="P208">}</text:p>
      <text:p text:style-name="P205"/>
      <text:p text:style-name="P205"/>
      <text:p text:style-name="P352">50) Email Logs</text:p>
      <text:p text:style-name="P352"/>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40">METHOD : <text:span text:style-name="T122">GET</text:span></text:p>
      <text:p text:style-name="P340"/>
      <text:p text:style-name="P352">SAMPLE RESPONSE:</text:p>
      <text:p text:style-name="P209"/>
      <text:p text:style-name="P209">{</text:p>
      <text:p text:style-name="P209"><text:s text:c="4"/>"success": true,</text:p>
      <text:p text:style-name="P209"><text:s text:c="4"/>"data": [</text:p>
      <text:p text:style-name="P209"><text:s text:c="8"/>{</text:p>
      <text:p text:style-name="P209"><text:s text:c="12"/>"id": 4,</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failed",</text:p>
      <text:p text:style-name="P209"><text:s text:c="12"/>"createdAt": "2020-05-17T04:58:57.000Z",</text:p>
      <text:p text:style-name="P209"><text:s text:c="12"/>"updatedAt": "2020-05-17T04:58:57.000Z",</text:p>
      <text:p text:style-name="P209"><text:s text:c="12"/>"deletedAt": null</text:p>
      <text:p text:style-name="P209"><text:s text:c="8"/>},</text:p>
      <text:p text:style-name="P209"><text:s text:c="8"/>{</text:p>
      <text:p text:style-name="P209"><text:s text:c="12"/>"id": 3,</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oft-page-break/><text:s text:c="12"/>"source": "default",</text:p>
      <text:p text:style-name="P209"><text:s text:c="12"/>"status": "success",</text:p>
      <text:p text:style-name="P209"><text:s text:c="12"/>"createdAt": "2020-05-17T04:27:25.000Z",</text:p>
      <text:p text:style-name="P209"><text:s text:c="12"/>"updatedAt": "2020-05-17T04:27:25.000Z",</text:p>
      <text:p text:style-name="P209"><text:s text:c="12"/>"deletedAt": null</text:p>
      <text:p text:style-name="P209"><text:s text:c="8"/>},</text:p>
      <text:p text:style-name="P209"><text:s text:c="8"/>{</text:p>
      <text:p text:style-name="P209"><text:s text:c="12"/>"id": 2,</text:p>
      <text:p text:style-name="P209"><text:s text:c="12"/>"email": "damovenkatesh@gmail.com",</text:p>
      <text:p text:style-name="P209"><text:s text:c="12"/>"template_name": "customer_register",</text:p>
      <text:p text:style-name="P209"><text:s text:c="12"/>"subject": "BuyUrTicket - Welcome",</text:p>
      <text:p text:style-name="P209"><text:s text:c="12"/>"source": "default",</text:p>
      <text:p text:style-name="P209"><text:s text:c="12"/>"status": "success",</text:p>
      <text:p text:style-name="P209"><text:s text:c="12"/>"createdAt": "2020-05-16T15:37:06.000Z",</text:p>
      <text:p text:style-name="P209"><text:s text:c="12"/>"updatedAt": "2020-05-16T15:37:06.000Z",</text:p>
      <text:p text:style-name="P209"><text:s text:c="12"/>"deletedAt": null</text:p>
      <text:p text:style-name="P209"><text:s text:c="8"/>},</text:p>
      <text:p text:style-name="P209"><text:s text:c="8"/>{</text:p>
      <text:p text:style-name="P209"><text:s text:c="12"/>"id": 1,</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6T15:35:42.000Z",</text:p>
      <text:p text:style-name="P209"><text:s text:c="12"/>"updatedAt": "2020-05-16T15:35:42.000Z",</text:p>
      <text:p text:style-name="P209"><text:s text:c="12"/>"deletedAt": null</text:p>
      <text:p text:style-name="P209"><text:s text:c="8"/>}</text:p>
      <text:p text:style-name="P209"><text:s text:c="4"/>],</text:p>
      <text:p text:style-name="P209"><text:s text:c="4"/>"count": 4</text:p>
      <text:p text:style-name="P209">}</text:p>
      <text:p text:style-name="P340"/>
      <text:p text:style-name="P353">50) <text:span text:style-name="T123">Get Page – Fron end</text:span></text:p>
      <text:p text:style-name="P353"/>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41">METHOD : <text:span text:style-name="T123">POST</text:span></text:p>
      <text:p text:style-name="P341"/>
      <text:p text:style-name="P354">SAMPLE REQUEST:</text:p>
      <text:p text:style-name="P354"/>
      <text:p text:style-name="P212">{</text:p>
      <text:p text:style-name="P212"><text:tab/> <text:s text:c="7"/>"slug": "about-us"</text:p>
      <text:p text:style-name="P212">}</text:p>
      <text:p text:style-name="P341"/>
      <text:p text:style-name="P355">Sample Resposne:</text:p>
      <text:p text:style-name="P212">{</text:p>
      <text:p text:style-name="P212"><text:s text:c="4"/>"success": true,</text:p>
      <text:p text:style-name="P212"><text:s text:c="4"/>"data": {</text:p>
      <text:p text:style-name="P212"><text:s text:c="8"/>"id": 1,</text:p>
      <text:p text:style-name="P212"><text:s text:c="8"/>"name": "About Us",</text:p>
      <text:p text:style-name="P212"><text:s text:c="8"/>"slug": "about-us",</text:p>
      <text:p text:style-name="P212"><text:s text:c="8"/>"content": "About Us",</text:p>
      <text:p text:style-name="P212"><text:s text:c="8"/>"meta_title": "About Us",</text:p>
      <text:p text:style-name="P212"><text:s text:c="8"/>"meta_description": "About Us",</text:p>
      <text:p text:style-name="P212"><text:s text:c="8"/>"meta_keywords": "About Us",</text:p>
      <text:p text:style-name="P212"><text:s text:c="8"/>"is_active": true,</text:p>
      <text:p text:style-name="P212"><text:s text:c="8"/>"createdAt": "2020-05-16T20:16:02.000Z",</text:p>
      <text:p text:style-name="P212"><text:s text:c="8"/>"updatedAt": null,</text:p>
      <text:p text:style-name="P212"><text:s text:c="8"/>"deletedAt": null</text:p>
      <text:p text:style-name="P212"><text:s text:c="4"/>}</text:p>
      <text:p text:style-name="P212">}</text:p>
      <text:p text:style-name="P212"><text:soft-page-break/></text:p>
      <text:p text:style-name="P212"/>
      <text:p text:style-name="P356">51) Download Invoice</text:p>
      <text:p text:style-name="P356"/>
      <text:p text:style-name="P357">METHOD : POST</text:p>
      <text:p text:style-name="P357"><text:span text:style-name="T124">URL:</text:span><text:a xlink:type="simple" xlink:href="http://127.0.0.1:8012/api/download_invoice" text:style-name="Internet_20_link" text:visited-style-name="Visited_20_Internet_20_Link"><text:span text:style-name="T124">http://127.0.0.1:8012/</text:span></text:a><text:a xlink:type="simple" xlink:href="http://127.0.0.1:8012/api/download_invoice" text:style-name="Internet_20_link" text:visited-style-name="Visited_20_Internet_20_Link">api/download_invoice</text:a></text:p>
      <text:p text:style-name="P357"/>
      <text:p text:style-name="P358">SAMPLE REQUEST:</text:p>
      <text:p text:style-name="P358">{</text:p>
      <text:p text:style-name="P358"/>
      <text:p text:style-name="P359">order_id:1</text:p>
      <text:p text:style-name="P358"/>
      <text:p text:style-name="P358">}</text:p>
      <text:p text:style-name="P358"/>
      <text:p text:style-name="P359">SAMple RESPONSE:</text:p>
      <text:p text:style-name="P359"/>
      <text:p text:style-name="P376">{</text:p>
      <text:p text:style-name="P376"/>
      <text:p text:style-name="P376"><text:s text:c="4"/>"success": true,</text:p>
      <text:p text:style-name="P376"><text:s text:c="3"/>“base64_data”:”&lt;base64_string&gt;”,</text:p>
      <text:p text:style-name="P376"><text:s text:c="3"/>“file_name”:”order_invoice.pdf”</text:p>
      <text:p text:style-name="P376">}</text:p>
      <text:p text:style-name="P376"/>
      <text:p text:style-name="P362">52) My Event List</text:p>
      <text:p text:style-name="P362"/>
      <text:p text:style-name="P366">METHOD : GET</text:p>
      <text:p text:style-name="P366"/>
      <text:p text:style-name="P375"><text:span text:style-name="T100">URL : </text:span><text:a xlink:type="simple" xlink:href="http://127.0.0.1:8012/api/my_events/" text:style-name="Internet_20_link" text:visited-style-name="Visited_20_Internet_20_Link"><text:span text:style-name="T29">http://127.0.0.1:8012/api/my_events/</text:span></text:a><text:span text:style-name="T33">&lt;user_id&gt;</text:span></text:p>
      <text:p text:style-name="P375"><text:span text:style-name="T33"/></text:p>
      <text:p text:style-name="P366">SAMPLE RESPONSE:</text:p>
      <text:p text:style-name="P377"/>
      <text:p text:style-name="P377">{</text:p>
      <text:p text:style-name="P377"><text:s text:c="4"/>"success": true,</text:p>
      <text:p text:style-name="P377"><text:s text:c="4"/>"data": [</text:p>
      <text:p text:style-name="P377"><text:s text:c="8"/>{</text:p>
      <text:p text:style-name="P377"><text:s text:c="12"/>"id": 4,</text:p>
      <text:p text:style-name="P377"><text:s text:c="12"/>"user_id": 1,</text:p>
      <text:p text:style-name="P377"><text:s text:c="12"/>"name": "PSS2021HYD Professional Speakers Summit 2021",</text:p>
      <text:p text:style-name="P377"><text:s text:c="12"/>"slug": "pss2021hyd-professional-speakers-summit-2021",</text:p>
      <text:p text:style-name="P377"><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377"><text:s text:c="12"/>"start_date": "2020-05-30",</text:p>
      <text:p text:style-name="P377"><text:s text:c="12"/>"end_date": "2020-05-31",</text:p>
      <text:p text:style-name="P377"><text:s text:c="12"/>"start_time": "2020-05-20 10:5:49",</text:p>
      <text:p text:style-name="P377"><text:s text:c="12"/>"end_time": "2020-05-20 10:50:49",</text:p>
      <text:p text:style-name="P377"><text:s text:c="12"/>"time_zone": "IST",</text:p>
      <text:p text:style-name="P377"><text:s text:c="12"/>"type": "online",</text:p>
      <text:p text:style-name="P377"><text:s text:c="12"/>"event_visibility": "public",</text:p>
      <text:p text:style-name="P377"><text:s text:c="12"/>"thumb_nail_img_dir": "assets/events/",</text:p>
      <text:p text:style-name="P377"><text:s text:c="12"/>"thumb_nail_img_name": "1589949432812_pss2021-banner1587723336cgtnz.png",</text:p>
      <text:p text:style-name="P377"><text:s text:c="12"/>"img_dir": "assets/events/",</text:p>
      <text:p text:style-name="P377"><text:s text:c="12"/>"img_name": "1589949436402_pss2021-banner1587723336cgtnz.png",</text:p>
      <text:p text:style-name="P377"><text:soft-page-break/><text:s text:c="12"/>"venue_name": "Hyderabad",</text:p>
      <text:p text:style-name="P377"><text:s text:c="12"/>"address_line_1": "Shamshabad",</text:p>
      <text:p text:style-name="P377"><text:s text:c="12"/>"address_line_2": "Ranga Reddy,Telangana,India,500409",</text:p>
      <text:p text:style-name="P377"><text:s text:c="12"/>"city": "Ranga Reddy",</text:p>
      <text:p text:style-name="P377"><text:s text:c="12"/>"city_id": 4,</text:p>
      <text:p text:style-name="P377"><text:s text:c="12"/>"state": "Telangana",</text:p>
      <text:p text:style-name="P377"><text:s text:c="12"/>"state_id": 4,</text:p>
      <text:p text:style-name="P377"><text:s text:c="12"/>"country": "India",</text:p>
      <text:p text:style-name="P377"><text:s text:c="12"/>"country_id": 1,</text:p>
      <text:p text:style-name="P377"><text:s text:c="12"/>"pincode": "500409",</text:p>
      <text:p text:style-name="P377"><text:s text:c="12"/>"lat": "17.2402633",</text:p>
      <text:p text:style-name="P377"><text:s text:c="12"/>"long": "78.42938509999999",</text:p>
      <text:p text:style-name="P377"><text:s text:c="12"/>"tags": "Tag1,Tag2",</text:p>
      <text:p text:style-name="P377"><text:s text:c="12"/>"category_name": "Marthoon",</text:p>
      <text:p text:style-name="P377"><text:s text:c="12"/>"category_id": 4,</text:p>
      <text:p text:style-name="P377"><text:s text:c="12"/>"currency_id": 1,</text:p>
      <text:p text:style-name="P377"><text:s text:c="12"/>"status": "declined",</text:p>
      <text:p text:style-name="P377"><text:s text:c="12"/>"is_popular": true,</text:p>
      <text:p text:style-name="P377"><text:s text:c="12"/>"createdAt": "2020-05-20T04:38:35.000Z",</text:p>
      <text:p text:style-name="P377"><text:s text:c="12"/>"updatedAt": "2020-05-22T04:13:38.000Z",</text:p>
      <text:p text:style-name="P377"><text:s text:c="12"/>"deletedAt": null</text:p>
      <text:p text:style-name="P377"><text:s text:c="8"/>}]</text:p>
      <text:p text:style-name="P377">}</text:p>
      <text:p text:style-name="P366"/>
      <text:p text:style-name="P363">52) My Event <text:span text:style-name="T126">Details</text:span></text:p>
      <text:p text:style-name="P363"/>
      <text:p text:style-name="P367">METHOD : GET</text:p>
      <text:p text:style-name="P367"/>
      <text:p text:style-name="P378"><text:span text:style-name="T60">URL : </text:span><text:a xlink:type="simple" xlink:href="http://127.0.0.1:8012/api/my_events/" text:style-name="Internet_20_link" text:visited-style-name="Visited_20_Internet_20_Link">http://127.0.0.1:8012/api/</text:a><text:span text:style-name="T55">my_event_details</text:span><text:a xlink:type="simple" xlink:href="http://127.0.0.1:8012/api/my_events/" text:style-name="Internet_20_link" text:visited-style-name="Visited_20_Internet_20_Link">/</text:a><text:span text:style-name="T56">&lt;user_id&gt;/</text:span><text:span text:style-name="T57">&lt;id&gt;</text:span></text:p>
      <text:p text:style-name="P367"/>
      <text:p text:style-name="P370">SAMPLE RESONSE:</text:p>
      <text:p text:style-name="P370"><text:span text:style-name="T29"/></text:p>
      <text:p text:style-name="P370"><text:span text:style-name="T29">{</text:span></text:p>
      <text:p text:style-name="P370"><text:span text:style-name="T29"><text:s text:c="4"/>"success": true,</text:span></text:p>
      <text:p text:style-name="P370"><text:span text:style-name="T29"><text:s text:c="4"/>"data": {</text:span></text:p>
      <text:p text:style-name="P370"><text:span text:style-name="T29"><text:s text:c="8"/>"id": 1,</text:span></text:p>
      <text:p text:style-name="P370"><text:span text:style-name="T29"><text:s text:c="8"/>"user_id": 1,</text:span></text:p>
      <text:p text:style-name="P370"><text:span text:style-name="T29"><text:s text:c="8"/>"name": "THE SHOW MUST GO ON! The Afro-Peruvian Sextet's Livestreaming Experience",</text:span></text:p>
      <text:p text:style-name="P370"><text:span text:style-name="T29"><text:s text:c="8"/>"slug": "the-show-must-go-on-the-afro-peruvian-sextets-livestreaming-experience",</text:span></text:p>
      <text:p text:style-name="P370"><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night of music you've ever heard onlin&lt;/h3&gt;&lt;p&gt;&lt;br&gt;&lt;/p&gt;&lt;p&gt;&lt;br&gt;&lt;/p&gt;&lt;h2&gt;&lt;em&gt;PLEASE NOTE&amp;nbsp;NEW DATE: JUNE 11th&lt;/em&gt;&lt;/h2&gt;&lt;h3&gt;&lt;strong&gt;How will this work?&lt;/strong&gt;&lt;/h3&gt;&lt;h3&gt;&lt;strong&gt;Once you purchase your \"ticket,\" you will have access to the live </text:span><text:soft-page-break/><text:span text:style-name="T29">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370"><text:span text:style-name="T29"><text:s text:c="8"/>"start_date": "2020-05-28",</text:span></text:p>
      <text:p text:style-name="P370"><text:span text:style-name="T29"><text:s text:c="8"/>"end_date": "2020-05-29",</text:span></text:p>
      <text:p text:style-name="P370"><text:span text:style-name="T29"><text:s text:c="8"/>"start_time": "2020-05-16 20:40:33",</text:span></text:p>
      <text:p text:style-name="P370"><text:span text:style-name="T29"><text:s text:c="8"/>"end_time": "2020-05-16 18:30:33",</text:span></text:p>
      <text:p text:style-name="P370"><text:span text:style-name="T29"><text:s text:c="8"/>"time_zone": "EST",</text:span></text:p>
      <text:p text:style-name="P370"><text:span text:style-name="T29"><text:s text:c="8"/>"type": "online",</text:span></text:p>
      <text:p text:style-name="P370"><text:span text:style-name="T29"><text:s text:c="8"/>"event_visibility": "private",</text:span></text:p>
      <text:p text:style-name="P370"><text:span text:style-name="T29"><text:s text:c="8"/>"thumb_nail_img_dir": "assets/events/",</text:span></text:p>
      <text:p text:style-name="P370"><text:span text:style-name="T29"><text:s text:c="8"/>"thumb_nail_img_name": "1589640803878_https___cdnevbuccom_images_90478005_189080945053_1_original.jpeg",</text:span></text:p>
      <text:p text:style-name="P370"><text:span text:style-name="T29"><text:s text:c="8"/>"img_dir": "assets/events/",</text:span></text:p>
      <text:p text:style-name="P370"><text:span text:style-name="T29"><text:s text:c="8"/>"img_name": "1589640808848_https___cdnevbuccom_images_90478005_189080945053_1_original.jpeg",</text:span></text:p>
      <text:p text:style-name="P370"><text:span text:style-name="T29"><text:s text:c="8"/>"venue_name": "Trade Center",</text:span></text:p>
      <text:p text:style-name="P370"><text:span text:style-name="T29"><text:s text:c="8"/>"address_line_1": "Great Southern Trunk Road,Meenambakkam",</text:span></text:p>
      <text:p text:style-name="P370"><text:span text:style-name="T29"><text:s text:c="8"/>"address_line_2": "Tamil Nadu,India,600027",</text:span></text:p>
      <text:p text:style-name="P370"><text:span text:style-name="T29"><text:s text:c="8"/>"city": "Chennai",</text:span></text:p>
      <text:p text:style-name="P370"><text:span text:style-name="T29"><text:s text:c="8"/>"city_id": 1,</text:span></text:p>
      <text:p text:style-name="P370"><text:span text:style-name="T29"><text:s text:c="8"/>"state": "Tamil Nadu",</text:span></text:p>
      <text:p text:style-name="P370"><text:span text:style-name="T29"><text:s text:c="8"/>"state_id": 1,</text:span></text:p>
      <text:p text:style-name="P370"><text:span text:style-name="T29"><text:s text:c="8"/>"country": "India",</text:span></text:p>
      <text:p text:style-name="P370"><text:span text:style-name="T29"><text:s text:c="8"/>"country_id": 1,</text:span></text:p>
      <text:p text:style-name="P370"><text:span text:style-name="T29"><text:s text:c="8"/>"pincode": "600027",</text:span></text:p>
      <text:p text:style-name="P370"><text:span text:style-name="T29"><text:s text:c="8"/>"lat": "12.994112",</text:span></text:p>
      <text:p text:style-name="P370"><text:span text:style-name="T29"><text:s text:c="8"/>"long": "80.1708668",</text:span></text:p>
      <text:p text:style-name="P370"><text:span text:style-name="T29"><text:s text:c="8"/>"tags": "Music,tag1",</text:span></text:p>
      <text:p text:style-name="P370"><text:span text:style-name="T29"><text:s text:c="8"/>"category_name": "Music",</text:span></text:p>
      <text:p text:style-name="P370"><text:span text:style-name="T29"><text:s text:c="8"/>"category_id": 1,</text:span></text:p>
      <text:p text:style-name="P370"><text:span text:style-name="T29"><text:s text:c="8"/>"currency_id": 1,</text:span></text:p>
      <text:p text:style-name="P370"><text:span text:style-name="T29"><text:s text:c="8"/>"status": "published",</text:span></text:p>
      <text:p text:style-name="P370"><text:span text:style-name="T29"><text:s text:c="8"/>"is_popular": true,</text:span></text:p>
      <text:p text:style-name="P370"><text:span text:style-name="T29"><text:s text:c="8"/>"createdAt": "2020-05-16T14:55:16.000Z",</text:span></text:p>
      <text:p text:style-name="P370"><text:span text:style-name="T29"><text:s text:c="8"/>"updatedAt": "2020-05-17T04:22:13.000Z",</text:span></text:p>
      <text:p text:style-name="P370"><text:span text:style-name="T29"><text:s text:c="8"/>"deletedAt": null,</text:span></text:p>
      <text:p text:style-name="P370"><text:span text:style-name="T29"><text:s text:c="8"/>"event_tickets": [</text:span></text:p>
      <text:p text:style-name="P370"><text:span text:style-name="T29"><text:s text:c="12"/>{</text:span></text:p>
      <text:p text:style-name="P370"><text:span text:style-name="T29"><text:s text:c="16"/>"id": 1,</text:span></text:p>
      <text:p text:style-name="P370"><text:span text:style-name="T29"><text:s text:c="16"/>"event_id": 1,</text:span></text:p>
      <text:p text:style-name="P370"><text:soft-page-break/><text:span text:style-name="T29"><text:s text:c="16"/>"name": "Single Ticket - 6:00pm (access for one)",</text:span></text:p>
      <text:p text:style-name="P370"><text:span text:style-name="T29"><text:s text:c="16"/>"slug": "single-ticket-600pm-access-for-one",</text:span></text:p>
      <text:p text:style-name="P370"><text:span text:style-name="T29"><text:s text:c="16"/>"description": "This ticket is good for online acces for ONE to this 8pm show. <text:s text:c="2"/>We encourage you to log in a few minutes early, just to make sure everything is working!\n",</text:span></text:p>
      <text:p text:style-name="P370"><text:span text:style-name="T29"><text:s text:c="16"/>"quantity": 5000,</text:span></text:p>
      <text:p text:style-name="P370"><text:span text:style-name="T29"><text:s text:c="16"/>"price": 20,</text:span></text:p>
      <text:p text:style-name="P370"><text:span text:style-name="T29"><text:s text:c="16"/>"start_date": "2020-05-16T00:00:00.000Z",</text:span></text:p>
      <text:p text:style-name="P370"><text:span text:style-name="T29"><text:s text:c="16"/>"end_date": "2020-05-26T00:00:00.000Z",</text:span></text:p>
      <text:p text:style-name="P370"><text:span text:style-name="T29"><text:s text:c="16"/>"min_per_booking": 1,</text:span></text:p>
      <text:p text:style-name="P370"><text:span text:style-name="T29"><text:s text:c="16"/>"max_per_booking": 1,</text:span></text:p>
      <text:p text:style-name="P370"><text:span text:style-name="T29"><text:s text:c="16"/>"message_to_attendee": null,</text:span></text:p>
      <text:p text:style-name="P370"><text:span text:style-name="T29"><text:s text:c="16"/>"createdAt": "2020-05-16T14:55:16.000Z",</text:span></text:p>
      <text:p text:style-name="P370"><text:span text:style-name="T29"><text:s text:c="16"/>"updatedAt": "2020-05-17T04:22:13.000Z",</text:span></text:p>
      <text:p text:style-name="P370"><text:span text:style-name="T29"><text:s text:c="16"/>"deletedAt": null</text:span></text:p>
      <text:p text:style-name="P370"><text:span text:style-name="T29"><text:s text:c="12"/>}</text:span></text:p>
      <text:p text:style-name="P370"><text:span text:style-name="T29"><text:s text:c="8"/>],</text:span></text:p>
      <text:p text:style-name="P370"><text:span text:style-name="T29"><text:s text:c="8"/>"currency": {</text:span></text:p>
      <text:p text:style-name="P370"><text:span text:style-name="T29"><text:s text:c="12"/>"id": 1,</text:span></text:p>
      <text:p text:style-name="P370"><text:span text:style-name="T29"><text:s text:c="12"/>"name": "USD",</text:span></text:p>
      <text:p text:style-name="P370"><text:span text:style-name="T29"><text:s text:c="12"/>"code": "usd",</text:span></text:p>
      <text:p text:style-name="P370"><text:span text:style-name="T29"><text:s text:c="12"/>"is_active": true,</text:span></text:p>
      <text:p text:style-name="P370"><text:span text:style-name="T29"><text:s text:c="12"/>"createdAt": "2020-05-16T20:16:01.000Z",</text:span></text:p>
      <text:p text:style-name="P370"><text:span text:style-name="T29"><text:s text:c="12"/>"updatedAt": null,</text:span></text:p>
      <text:p text:style-name="P370"><text:span text:style-name="T29"><text:s text:c="12"/>"deletedAt": null</text:span></text:p>
      <text:p text:style-name="P370"><text:span text:style-name="T29"><text:s text:c="8"/>},</text:span></text:p>
      <text:p text:style-name="P370"><text:span text:style-name="T29"><text:s text:c="8"/>"event_schedule_details": [</text:span></text:p>
      <text:p text:style-name="P370"><text:span text:style-name="T29"><text:s text:c="12"/>{</text:span></text:p>
      <text:p text:style-name="P370"><text:span text:style-name="T29"><text:s text:c="16"/>"id": 1,</text:span></text:p>
      <text:p text:style-name="P370"><text:span text:style-name="T29"><text:s text:c="16"/>"event_id": 1,</text:span></text:p>
      <text:p text:style-name="P370"><text:span text:style-name="T29"><text:s text:c="16"/>"event_day": "Day1 ",</text:span></text:p>
      <text:p text:style-name="P370"><text:span text:style-name="T29"><text:s text:c="16"/>"event_time": "2020-05-16 20:30:33",</text:span></text:p>
      <text:p text:style-name="P370"><text:span text:style-name="T29"><text:s text:c="16"/>"description": "This ticket is good for online acces for ONE to this 8pm show. <text:s text:c="2"/>We encourage you to log in a few minutes early, just to make sure everything is working!\n",</text:span></text:p>
      <text:p text:style-name="P370"><text:span text:style-name="T29"><text:s text:c="16"/>"createdAt": "2020-05-16T14:55:16.000Z",</text:span></text:p>
      <text:p text:style-name="P370"><text:span text:style-name="T29"><text:s text:c="16"/>"updatedAt": "2020-05-16T14:55:17.000Z",</text:span></text:p>
      <text:p text:style-name="P370"><text:span text:style-name="T29"><text:s text:c="16"/>"deletedAt": null</text:span></text:p>
      <text:p text:style-name="P370"><text:span text:style-name="T29"><text:s text:c="12"/>}</text:span></text:p>
      <text:p text:style-name="P370"><text:span text:style-name="T29"><text:s text:c="8"/>]</text:span></text:p>
      <text:p text:style-name="P370"><text:span text:style-name="T29"><text:s text:c="4"/>}</text:span></text:p>
      <text:p text:style-name="P370"><text:span text:style-name="T29">}</text:span></text:p>
      <text:p text:style-name="P370"><text:span text:style-name="T29"/></text:p>
      <text:p text:style-name="P370"><text:span text:style-name="T29"/></text:p>
      <text:p text:style-name="P368"/>
      <text:p text:style-name="P364">52) My <text:span text:style-name="T127">Orders</text:span></text:p>
      <text:p text:style-name="P364"/>
      <text:p text:style-name="P368">METHOD : GET</text:p>
      <text:p text:style-name="P368"/>
      <text:p text:style-name="P379"><text:span text:style-name="T60">URL : </text:span><text:a xlink:type="simple" xlink:href="http://127.0.0.1:8012/api/my_events/" text:style-name="Internet_20_link" text:visited-style-name="Visited_20_Internet_20_Link"><text:span text:style-name="T55">http://127.0.0.1:8012/</text:span></text:a><text:span text:style-name="T58">api/my_orders/&lt;:user_id&gt;</text:span></text:p>
      <text:p text:style-name="P368"/>
      <text:p text:style-name="P371"><text:span text:style-name="T29">SAMPLE RESONSE:</text:span></text:p>
      <text:p text:style-name="P371"><text:span text:style-name="T29"/></text:p>
      <text:p text:style-name="P373"><text:span text:style-name="T29">{</text:span></text:p>
      <text:p text:style-name="P373"><text:span text:style-name="T29"><text:s text:c="4"/>"success": true,</text:span></text:p>
      <text:p text:style-name="P373"><text:span text:style-name="T29"><text:s text:c="4"/>"data": [</text:span></text:p>
      <text:p text:style-name="P373"><text:span text:style-name="T29"><text:s text:c="8"/>{</text:span></text:p>
      <text:p text:style-name="P373"><text:span text:style-name="T29"><text:s text:c="12"/>"id": 4,</text:span></text:p>
      <text:p text:style-name="P373"><text:span text:style-name="T29"><text:s text:c="12"/>"user_id": 1,</text:span></text:p>
      <text:p text:style-name="P373"><text:span text:style-name="T29"><text:s text:c="12"/>"event_user_id": 1,</text:span></text:p>
      <text:p text:style-name="P373"><text:span text:style-name="T29"><text:s text:c="12"/>"event_id": 2,</text:span></text:p>
      <text:p text:style-name="P373"><text:span text:style-name="T29"><text:s text:c="12"/>"currency_id": 3,</text:span></text:p>
      <text:p text:style-name="P373"><text:soft-page-break/><text:span text:style-name="T29"><text:s text:c="12"/>"no_of_tickets": 2,</text:span></text:p>
      <text:p text:style-name="P373"><text:span text:style-name="T29"><text:s text:c="12"/>"total_amount": 62,</text:span></text:p>
      <text:p text:style-name="P373"><text:span text:style-name="T29"><text:s text:c="12"/>"transaction_id": "pi_1GjeJrCUm7aWueh9xQ2lKLUc",</text:span></text:p>
      <text:p text:style-name="P373"><text:span text:style-name="T29"><text:s text:c="12"/>"payment_source": "Stripe Payment",</text:span></text:p>
      <text:p text:style-name="P373"><text:span text:style-name="T29"><text:s text:c="12"/>"status": "succeeded",</text:span></text:p>
      <text:p text:style-name="P373"><text:span text:style-name="T29"><text:s text:c="12"/>"createdAt": "2020-05-17T04:41:50.000Z",</text:span></text:p>
      <text:p text:style-name="P373"><text:span text:style-name="T29"><text:s text:c="12"/>"updatedAt": "2020-05-17T04:41:50.000Z",</text:span></text:p>
      <text:p text:style-name="P373"><text:span text:style-name="T29"><text:s text:c="12"/>"deletedAt": null,</text:span></text:p>
      <text:p text:style-name="P373"><text:span text:style-name="T29"><text:s text:c="12"/>"event_order_items": [</text:span></text:p>
      <text:p text:style-name="P373"><text:span text:style-name="T29"><text:s text:c="16"/>{</text:span></text:p>
      <text:p text:style-name="P373"><text:span text:style-name="T29"><text:s text:c="20"/>"id": 4,</text:span></text:p>
      <text:p text:style-name="P373"><text:span text:style-name="T29"><text:s text:c="20"/>"event_order_id": 4,</text:span></text:p>
      <text:p text:style-name="P373"><text:span text:style-name="T29"><text:s text:c="20"/>"event_ticket_id": 2,</text:span></text:p>
      <text:p text:style-name="P373"><text:span text:style-name="T29"><text:s text:c="20"/>"no_of_tickets": 1,</text:span></text:p>
      <text:p text:style-name="P373"><text:span text:style-name="T29"><text:s text:c="20"/>"amount": 22,</text:span></text:p>
      <text:p text:style-name="P373"><text:span text:style-name="T29"><text:s text:c="20"/>"total_amount": 22,</text:span></text:p>
      <text:p text:style-name="P373"><text:span text:style-name="T29"><text:s text:c="20"/>"createdAt": "2020-05-17T04:41:50.000Z",</text:span></text:p>
      <text:p text:style-name="P373"><text:span text:style-name="T29"><text:s text:c="20"/>"updatedAt": "2020-05-17T04:41:50.000Z",</text:span></text:p>
      <text:p text:style-name="P373"><text:span text:style-name="T29"><text:s text:c="20"/>"deletedAt": null</text:span></text:p>
      <text:p text:style-name="P373"><text:span text:style-name="T29"><text:s text:c="16"/>},</text:span></text:p>
      <text:p text:style-name="P373"><text:span text:style-name="T29"><text:s text:c="16"/>{</text:span></text:p>
      <text:p text:style-name="P373"><text:span text:style-name="T29"><text:s text:c="20"/>"id": 5,</text:span></text:p>
      <text:p text:style-name="P373"><text:span text:style-name="T29"><text:s text:c="20"/>"event_order_id": 4,</text:span></text:p>
      <text:p text:style-name="P373"><text:span text:style-name="T29"><text:s text:c="20"/>"event_ticket_id": 3,</text:span></text:p>
      <text:p text:style-name="P373"><text:span text:style-name="T29"><text:s text:c="20"/>"no_of_tickets": 1,</text:span></text:p>
      <text:p text:style-name="P373"><text:span text:style-name="T29"><text:s text:c="20"/>"amount": 40,</text:span></text:p>
      <text:p text:style-name="P373"><text:span text:style-name="T29"><text:s text:c="20"/>"total_amount": 40,</text:span></text:p>
      <text:p text:style-name="P373"><text:span text:style-name="T29"><text:s text:c="20"/>"createdAt": "2020-05-17T04:41:50.000Z",</text:span></text:p>
      <text:p text:style-name="P373"><text:span text:style-name="T29"><text:s text:c="20"/>"updatedAt": "2020-05-17T04:41:50.000Z",</text:span></text:p>
      <text:p text:style-name="P373"><text:span text:style-name="T29"><text:s text:c="20"/>"deletedAt": null</text:span></text:p>
      <text:p text:style-name="P373"><text:span text:style-name="T29"><text:s text:c="16"/>}</text:span></text:p>
      <text:p text:style-name="P373"><text:span text:style-name="T29"><text:s text:c="12"/>],</text:span></text:p>
      <text:p text:style-name="P373"><text:span text:style-name="T29"><text:s text:c="12"/>"user": {</text:span></text:p>
      <text:p text:style-name="P373"><text:span text:style-name="T29"><text:s text:c="16"/>"id": 1,</text:span></text:p>
      <text:p text:style-name="P373"><text:span text:style-name="T29"><text:s text:c="16"/>"first_name": "admin",</text:span></text:p>
      <text:p text:style-name="P373"><text:span text:style-name="T29"><text:s text:c="16"/>"last_name": "a",</text:span></text:p>
      <text:p text:style-name="P373"><text:span text:style-name="T29"><text:s text:c="16"/>"password": "$2b$04$a5xX4zSNe7/nB7WDuyQHS.HiWJ/tD5Q7JrhZuJaVn/71wWgE73BKm",</text:span></text:p>
      <text:p text:style-name="P373"><text:span text:style-name="T29"><text:s text:c="16"/>"gender": 1,</text:span></text:p>
      <text:p text:style-name="P373"><text:span text:style-name="T29"><text:s text:c="16"/>"dob": "1994-12-22",</text:span></text:p>
      <text:p text:style-name="P373"><text:span text:style-name="T29"><text:s text:c="16"/>"email": "admin@event.com",</text:span></text:p>
      <text:p text:style-name="P373"><text:span text:style-name="T29"><text:s text:c="16"/>"area_code": "+91",</text:span></text:p>
      <text:p text:style-name="P373"><text:span text:style-name="T29"><text:s text:c="16"/>"mobile_no": "9791447542",</text:span></text:p>
      <text:p text:style-name="P373"><text:span text:style-name="T29"><text:s text:c="16"/>"address_1": "address 1",</text:span></text:p>
      <text:p text:style-name="P373"><text:span text:style-name="T29"><text:s text:c="16"/>"address_2": "address 2",</text:span></text:p>
      <text:p text:style-name="P373"><text:span text:style-name="T29"><text:s text:c="16"/>"role_id": 1,</text:span></text:p>
      <text:p text:style-name="P373"><text:span text:style-name="T29"><text:s text:c="16"/>"city": "chennai",</text:span></text:p>
      <text:p text:style-name="P373"><text:span text:style-name="T29"><text:s text:c="16"/>"state": "TN",</text:span></text:p>
      <text:p text:style-name="P373"><text:span text:style-name="T29"><text:s text:c="16"/>"pincode": 600004,</text:span></text:p>
      <text:p text:style-name="P373"><text:span text:style-name="T29"><text:s text:c="16"/>"country": "India",</text:span></text:p>
      <text:p text:style-name="P373"><text:span text:style-name="T29"><text:s text:c="16"/>"createdAt": "2020-05-16T20:16:01.000Z",</text:span></text:p>
      <text:p text:style-name="P373"><text:span text:style-name="T29"><text:s text:c="16"/>"updatedAt": "2020-05-22T04:19:54.000Z",</text:span></text:p>
      <text:p text:style-name="P373"><text:span text:style-name="T29"><text:s text:c="16"/>"deletedAt": null,</text:span></text:p>
      <text:p text:style-name="P373"><text:span text:style-name="T29"><text:s text:c="16"/>"is_active": true,</text:span></text:p>
      <text:p text:style-name="P373"><text:span text:style-name="T29"><text:s text:c="16"/>"is_admin": false,</text:span></text:p>
      <text:p text:style-name="P373"><text:span text:style-name="T29"><text:s text:c="16"/>"is_login": true,</text:span></text:p>
      <text:p text:style-name="P373"><text:span text:style-name="T29"><text:s text:c="16"/>"is_email_verified": false,</text:span></text:p>
      <text:p text:style-name="P373"><text:span text:style-name="T29"><text:s text:c="16"/>"email_verification_token": null,</text:span></text:p>
      <text:p text:style-name="P373"><text:span text:style-name="T29"><text:s text:c="16"/>"email_verified_date": null,</text:span></text:p>
      <text:p text:style-name="P373"><text:span text:style-name="T29"><text:s text:c="16"/>"last_login": "2020-05-22T04:19:54.000Z",</text:span></text:p>
      <text:p text:style-name="P373"><text:span text:style-name="T29"><text:s text:c="16"/>"token_expiry_hours": "6",</text:span></text:p>
      <text:p text:style-name="P373"><text:soft-page-break/><text:span text:style-name="T29"><text:s text:c="16"/>"forgot_pass_token": null,</text:span></text:p>
      <text:p text:style-name="P373"><text:span text:style-name="T29"><text:s text:c="16"/>"forgot_pass_date": null,</text:span></text:p>
      <text:p text:style-name="P373"><text:span text:style-name="T29"><text:s text:c="16"/>"forgot_pass_exp_timestamp": null,</text:span></text:p>
      <text:p text:style-name="P373"><text:span text:style-name="T29"><text:s text:c="16"/>"user_type": null,</text:span></text:p>
      <text:p text:style-name="P373"><text:span text:style-name="T29"><text:s text:c="16"/>"img_dir": null,</text:span></text:p>
      <text:p text:style-name="P373"><text:span text:style-name="T29"><text:s text:c="16"/>"img_name": null</text:span></text:p>
      <text:p text:style-name="P373"><text:span text:style-name="T29"><text:s text:c="12"/>}</text:span></text:p>
      <text:p text:style-name="P373"><text:span text:style-name="T29"><text:s text:c="8"/>},</text:span></text:p>
      <text:p text:style-name="P373"><text:span text:style-name="T29"><text:s text:c="8"/>{</text:span></text:p>
      <text:p text:style-name="P373"><text:span text:style-name="T29"><text:s text:c="12"/>"id": 3,</text:span></text:p>
      <text:p text:style-name="P373"><text:span text:style-name="T29"><text:s text:c="12"/>"user_id": 1,</text:span></text:p>
      <text:p text:style-name="P373"><text:span text:style-name="T29"><text:s text:c="12"/>"event_user_id": 1,</text:span></text:p>
      <text:p text:style-name="P373"><text:span text:style-name="T29"><text:s text:c="12"/>"event_id": 1,</text:span></text:p>
      <text:p text:style-name="P373"><text:span text:style-name="T29"><text:s text:c="12"/>"currency_id": 1,</text:span></text:p>
      <text:p text:style-name="P373"><text:span text:style-name="T29"><text:s text:c="12"/>"no_of_tickets": 1,</text:span></text:p>
      <text:p text:style-name="P373"><text:span text:style-name="T29"><text:s text:c="12"/>"total_amount": 20,</text:span></text:p>
      <text:p text:style-name="P373"><text:span text:style-name="T29"><text:s text:c="12"/>"transaction_id": "pi_1Gje5cCUm7aWueh9wdyN9gn0",</text:span></text:p>
      <text:p text:style-name="P373"><text:span text:style-name="T29"><text:s text:c="12"/>"payment_source": "Stripe Payment",</text:span></text:p>
      <text:p text:style-name="P373"><text:span text:style-name="T29"><text:s text:c="12"/>"status": "succeeded",</text:span></text:p>
      <text:p text:style-name="P373"><text:span text:style-name="T29"><text:s text:c="12"/>"createdAt": "2020-05-17T04:27:16.000Z",</text:span></text:p>
      <text:p text:style-name="P373"><text:span text:style-name="T29"><text:s text:c="12"/>"updatedAt": "2020-05-17T04:27:16.000Z",</text:span></text:p>
      <text:p text:style-name="P373"><text:span text:style-name="T29"><text:s text:c="12"/>"deletedAt": null,</text:span></text:p>
      <text:p text:style-name="P373"><text:span text:style-name="T29"><text:s text:c="12"/>"event_order_items": [</text:span></text:p>
      <text:p text:style-name="P373"><text:span text:style-name="T29"><text:s text:c="16"/>{</text:span></text:p>
      <text:p text:style-name="P373"><text:span text:style-name="T29"><text:s text:c="20"/>"id": 3,</text:span></text:p>
      <text:p text:style-name="P373"><text:span text:style-name="T29"><text:s text:c="20"/>"event_order_id": 3,</text:span></text:p>
      <text:p text:style-name="P373"><text:span text:style-name="T29"><text:s text:c="20"/>"event_ticket_id": 1,</text:span></text:p>
      <text:p text:style-name="P373"><text:span text:style-name="T29"><text:s text:c="20"/>"no_of_tickets": 1,</text:span></text:p>
      <text:p text:style-name="P373"><text:span text:style-name="T29"><text:s text:c="20"/>"amount": 20,</text:span></text:p>
      <text:p text:style-name="P373"><text:span text:style-name="T29"><text:s text:c="20"/>"total_amount": 20,</text:span></text:p>
      <text:p text:style-name="P373"><text:span text:style-name="T29"><text:s text:c="20"/>"createdAt": "2020-05-17T04:27:16.000Z",</text:span></text:p>
      <text:p text:style-name="P373"><text:span text:style-name="T29"><text:s text:c="20"/>"updatedAt": "2020-05-17T04:27:16.000Z",</text:span></text:p>
      <text:p text:style-name="P373"><text:span text:style-name="T29"><text:s text:c="20"/>"deletedAt": null</text:span></text:p>
      <text:p text:style-name="P373"><text:span text:style-name="T29"><text:s text:c="16"/>}</text:span></text:p>
      <text:p text:style-name="P373"><text:span text:style-name="T29"><text:s text:c="12"/>],</text:span></text:p>
      <text:p text:style-name="P373"><text:span text:style-name="T29"><text:s text:c="12"/>"user": {</text:span></text:p>
      <text:p text:style-name="P373"><text:span text:style-name="T29"><text:s text:c="16"/>"id": 1,</text:span></text:p>
      <text:p text:style-name="P373"><text:span text:style-name="T29"><text:s text:c="16"/>"first_name": "admin",</text:span></text:p>
      <text:p text:style-name="P373"><text:span text:style-name="T29"><text:s text:c="16"/>"last_name": "a",</text:span></text:p>
      <text:p text:style-name="P373"><text:span text:style-name="T29"><text:s text:c="16"/>"password": "$2b$04$a5xX4zSNe7/nB7WDuyQHS.HiWJ/tD5Q7JrhZuJaVn/71wWgE73BKm",</text:span></text:p>
      <text:p text:style-name="P373"><text:span text:style-name="T29"><text:s text:c="16"/>"gender": 1,</text:span></text:p>
      <text:p text:style-name="P373"><text:span text:style-name="T29"><text:s text:c="16"/>"dob": "1994-12-22",</text:span></text:p>
      <text:p text:style-name="P373"><text:span text:style-name="T29"><text:s text:c="16"/>"email": "admin@event.com",</text:span></text:p>
      <text:p text:style-name="P373"><text:span text:style-name="T29"><text:s text:c="16"/>"area_code": "+91",</text:span></text:p>
      <text:p text:style-name="P373"><text:span text:style-name="T29"><text:s text:c="16"/>"mobile_no": "9791447542",</text:span></text:p>
      <text:p text:style-name="P373"><text:span text:style-name="T29"><text:s text:c="16"/>"address_1": "address 1",</text:span></text:p>
      <text:p text:style-name="P373"><text:span text:style-name="T29"><text:s text:c="16"/>"address_2": "address 2",</text:span></text:p>
      <text:p text:style-name="P373"><text:span text:style-name="T29"><text:s text:c="16"/>"role_id": 1,</text:span></text:p>
      <text:p text:style-name="P373"><text:span text:style-name="T29"><text:s text:c="16"/>"city": "chennai",</text:span></text:p>
      <text:p text:style-name="P373"><text:span text:style-name="T29"><text:s text:c="16"/>"state": "TN",</text:span></text:p>
      <text:p text:style-name="P373"><text:span text:style-name="T29"><text:s text:c="16"/>"pincode": 600004,</text:span></text:p>
      <text:p text:style-name="P373"><text:span text:style-name="T29"><text:s text:c="16"/>"country": "India",</text:span></text:p>
      <text:p text:style-name="P373"><text:span text:style-name="T29"><text:s text:c="16"/>"createdAt": "2020-05-16T20:16:01.000Z",</text:span></text:p>
      <text:p text:style-name="P373"><text:span text:style-name="T29"><text:s text:c="16"/>"updatedAt": "2020-05-22T04:19:54.000Z",</text:span></text:p>
      <text:p text:style-name="P373"><text:span text:style-name="T29"><text:s text:c="16"/>"deletedAt": null,</text:span></text:p>
      <text:p text:style-name="P373"><text:span text:style-name="T29"><text:s text:c="16"/>"is_active": true,</text:span></text:p>
      <text:p text:style-name="P373"><text:span text:style-name="T29"><text:s text:c="16"/>"is_admin": false,</text:span></text:p>
      <text:p text:style-name="P373"><text:span text:style-name="T29"><text:s text:c="16"/>"is_login": true,</text:span></text:p>
      <text:p text:style-name="P373"><text:span text:style-name="T29"><text:s text:c="16"/>"is_email_verified": false,</text:span></text:p>
      <text:p text:style-name="P373"><text:span text:style-name="T29"><text:s text:c="16"/>"email_verification_token": null,</text:span></text:p>
      <text:p text:style-name="P373"><text:soft-page-break/><text:span text:style-name="T29"><text:s text:c="16"/>"email_verified_date": null,</text:span></text:p>
      <text:p text:style-name="P373"><text:span text:style-name="T29"><text:s text:c="16"/>"last_login": "2020-05-22T04:19:54.000Z",</text:span></text:p>
      <text:p text:style-name="P373"><text:span text:style-name="T29"><text:s text:c="16"/>"token_expiry_hours": "6",</text:span></text:p>
      <text:p text:style-name="P373"><text:span text:style-name="T29"><text:s text:c="16"/>"forgot_pass_token": null,</text:span></text:p>
      <text:p text:style-name="P373"><text:span text:style-name="T29"><text:s text:c="16"/>"forgot_pass_date": null,</text:span></text:p>
      <text:p text:style-name="P373"><text:span text:style-name="T29"><text:s text:c="16"/>"forgot_pass_exp_timestamp": null,</text:span></text:p>
      <text:p text:style-name="P373"><text:span text:style-name="T29"><text:s text:c="16"/>"user_type": null,</text:span></text:p>
      <text:p text:style-name="P373"><text:span text:style-name="T29"><text:s text:c="16"/>"img_dir": null,</text:span></text:p>
      <text:p text:style-name="P373"><text:span text:style-name="T29"><text:s text:c="16"/>"img_name": null</text:span></text:p>
      <text:p text:style-name="P373"><text:span text:style-name="T29"><text:s text:c="12"/>}</text:span></text:p>
      <text:p text:style-name="P373"><text:span text:style-name="T29"><text:s text:c="8"/>},</text:span></text:p>
      <text:p text:style-name="P373"><text:span text:style-name="T29"><text:s text:c="8"/>{</text:span></text:p>
      <text:p text:style-name="P373"><text:span text:style-name="T29"><text:s text:c="12"/>"id": 2,</text:span></text:p>
      <text:p text:style-name="P373"><text:span text:style-name="T29"><text:s text:c="12"/>"user_id": 1,</text:span></text:p>
      <text:p text:style-name="P373"><text:span text:style-name="T29"><text:s text:c="12"/>"event_user_id": 1,</text:span></text:p>
      <text:p text:style-name="P373"><text:span text:style-name="T29"><text:s text:c="12"/>"event_id": 1,</text:span></text:p>
      <text:p text:style-name="P373"><text:span text:style-name="T29"><text:s text:c="12"/>"currency_id": 1,</text:span></text:p>
      <text:p text:style-name="P373"><text:span text:style-name="T29"><text:s text:c="12"/>"no_of_tickets": 1,</text:span></text:p>
      <text:p text:style-name="P373"><text:span text:style-name="T29"><text:s text:c="12"/>"total_amount": 20,</text:span></text:p>
      <text:p text:style-name="P373"><text:span text:style-name="T29"><text:s text:c="12"/>"transaction_id": "pi_1Gje3LCUm7aWueh9ik2Xr9F0",</text:span></text:p>
      <text:p text:style-name="P373"><text:span text:style-name="T29"><text:s text:c="12"/>"payment_source": "Stripe Payment",</text:span></text:p>
      <text:p text:style-name="P373"><text:span text:style-name="T29"><text:s text:c="12"/>"status": "succeeded",</text:span></text:p>
      <text:p text:style-name="P373"><text:span text:style-name="T29"><text:s text:c="12"/>"createdAt": "2020-05-17T04:24:46.000Z",</text:span></text:p>
      <text:p text:style-name="P373"><text:span text:style-name="T29"><text:s text:c="12"/>"updatedAt": "2020-05-17T04:24:46.000Z",</text:span></text:p>
      <text:p text:style-name="P373"><text:span text:style-name="T29"><text:s text:c="12"/>"deletedAt": null,</text:span></text:p>
      <text:p text:style-name="P373"><text:span text:style-name="T29"><text:s text:c="12"/>"event_order_items": [</text:span></text:p>
      <text:p text:style-name="P373"><text:span text:style-name="T29"><text:s text:c="16"/>{</text:span></text:p>
      <text:p text:style-name="P373"><text:span text:style-name="T29"><text:s text:c="20"/>"id": 2,</text:span></text:p>
      <text:p text:style-name="P373"><text:span text:style-name="T29"><text:s text:c="20"/>"event_order_id": 2,</text:span></text:p>
      <text:p text:style-name="P373"><text:span text:style-name="T29"><text:s text:c="20"/>"event_ticket_id": 1,</text:span></text:p>
      <text:p text:style-name="P373"><text:span text:style-name="T29"><text:s text:c="20"/>"no_of_tickets": 1,</text:span></text:p>
      <text:p text:style-name="P373"><text:span text:style-name="T29"><text:s text:c="20"/>"amount": 20,</text:span></text:p>
      <text:p text:style-name="P373"><text:span text:style-name="T29"><text:s text:c="20"/>"total_amount": 20,</text:span></text:p>
      <text:p text:style-name="P373"><text:span text:style-name="T29"><text:s text:c="20"/>"createdAt": "2020-05-17T04:24:46.000Z",</text:span></text:p>
      <text:p text:style-name="P373"><text:span text:style-name="T29"><text:s text:c="20"/>"updatedAt": "2020-05-17T04:24:47.000Z",</text:span></text:p>
      <text:p text:style-name="P373"><text:span text:style-name="T29"><text:s text:c="20"/>"deletedAt": null</text:span></text:p>
      <text:p text:style-name="P373"><text:span text:style-name="T29"><text:s text:c="16"/>}</text:span></text:p>
      <text:p text:style-name="P373"><text:span text:style-name="T29"><text:s text:c="12"/>],</text:span></text:p>
      <text:p text:style-name="P373"><text:span text:style-name="T29"><text:s text:c="12"/>"user": {</text:span></text:p>
      <text:p text:style-name="P373"><text:span text:style-name="T29"><text:s text:c="16"/>"id": 1,</text:span></text:p>
      <text:p text:style-name="P373"><text:span text:style-name="T29"><text:s text:c="16"/>"first_name": "admin",</text:span></text:p>
      <text:p text:style-name="P373"><text:span text:style-name="T29"><text:s text:c="16"/>"last_name": "a",</text:span></text:p>
      <text:p text:style-name="P373"><text:span text:style-name="T29"><text:s text:c="16"/>"password": "$2b$04$a5xX4zSNe7/nB7WDuyQHS.HiWJ/tD5Q7JrhZuJaVn/71wWgE73BKm",</text:span></text:p>
      <text:p text:style-name="P373"><text:span text:style-name="T29"><text:s text:c="16"/>"gender": 1,</text:span></text:p>
      <text:p text:style-name="P373"><text:span text:style-name="T29"><text:s text:c="16"/>"dob": "1994-12-22",</text:span></text:p>
      <text:p text:style-name="P373"><text:span text:style-name="T29"><text:s text:c="16"/>"email": "admin@event.com",</text:span></text:p>
      <text:p text:style-name="P373"><text:span text:style-name="T29"><text:s text:c="16"/>"area_code": "+91",</text:span></text:p>
      <text:p text:style-name="P373"><text:span text:style-name="T29"><text:s text:c="16"/>"mobile_no": "9791447542",</text:span></text:p>
      <text:p text:style-name="P373"><text:span text:style-name="T29"><text:s text:c="16"/>"address_1": "address 1",</text:span></text:p>
      <text:p text:style-name="P373"><text:span text:style-name="T29"><text:s text:c="16"/>"address_2": "address 2",</text:span></text:p>
      <text:p text:style-name="P373"><text:span text:style-name="T29"><text:s text:c="16"/>"role_id": 1,</text:span></text:p>
      <text:p text:style-name="P373"><text:span text:style-name="T29"><text:s text:c="16"/>"city": "chennai",</text:span></text:p>
      <text:p text:style-name="P373"><text:span text:style-name="T29"><text:s text:c="16"/>"state": "TN",</text:span></text:p>
      <text:p text:style-name="P373"><text:span text:style-name="T29"><text:s text:c="16"/>"pincode": 600004,</text:span></text:p>
      <text:p text:style-name="P373"><text:span text:style-name="T29"><text:s text:c="16"/>"country": "India",</text:span></text:p>
      <text:p text:style-name="P373"><text:span text:style-name="T29"><text:s text:c="16"/>"createdAt": "2020-05-16T20:16:01.000Z",</text:span></text:p>
      <text:p text:style-name="P373"><text:span text:style-name="T29"><text:s text:c="16"/>"updatedAt": "2020-05-22T04:19:54.000Z",</text:span></text:p>
      <text:p text:style-name="P373"><text:span text:style-name="T29"><text:s text:c="16"/>"deletedAt": null,</text:span></text:p>
      <text:p text:style-name="P373"><text:span text:style-name="T29"><text:s text:c="16"/>"is_active": true,</text:span></text:p>
      <text:p text:style-name="P373"><text:span text:style-name="T29"><text:s text:c="16"/>"is_admin": false,</text:span></text:p>
      <text:p text:style-name="P373"><text:soft-page-break/><text:span text:style-name="T29"><text:s text:c="16"/>"is_login": true,</text:span></text:p>
      <text:p text:style-name="P373"><text:span text:style-name="T29"><text:s text:c="16"/>"is_email_verified": false,</text:span></text:p>
      <text:p text:style-name="P373"><text:span text:style-name="T29"><text:s text:c="16"/>"email_verification_token": null,</text:span></text:p>
      <text:p text:style-name="P373"><text:span text:style-name="T29"><text:s text:c="16"/>"email_verified_date": null,</text:span></text:p>
      <text:p text:style-name="P373"><text:span text:style-name="T29"><text:s text:c="16"/>"last_login": "2020-05-22T04:19:54.000Z",</text:span></text:p>
      <text:p text:style-name="P373"><text:span text:style-name="T29"><text:s text:c="16"/>"token_expiry_hours": "6",</text:span></text:p>
      <text:p text:style-name="P373"><text:span text:style-name="T29"><text:s text:c="16"/>"forgot_pass_token": null,</text:span></text:p>
      <text:p text:style-name="P373"><text:span text:style-name="T29"><text:s text:c="16"/>"forgot_pass_date": null,</text:span></text:p>
      <text:p text:style-name="P373"><text:span text:style-name="T29"><text:s text:c="16"/>"forgot_pass_exp_timestamp": null,</text:span></text:p>
      <text:p text:style-name="P373"><text:span text:style-name="T29"><text:s text:c="16"/>"user_type": null,</text:span></text:p>
      <text:p text:style-name="P373"><text:span text:style-name="T29"><text:s text:c="16"/>"img_dir": null,</text:span></text:p>
      <text:p text:style-name="P373"><text:span text:style-name="T29"><text:s text:c="16"/>"img_name": null</text:span></text:p>
      <text:p text:style-name="P373"><text:span text:style-name="T29"><text:s text:c="12"/>}</text:span></text:p>
      <text:p text:style-name="P373"><text:span text:style-name="T29"><text:s text:c="8"/>},</text:span></text:p>
      <text:p text:style-name="P373"><text:span text:style-name="T29"><text:s text:c="8"/>{</text:span></text:p>
      <text:p text:style-name="P373"><text:span text:style-name="T29"><text:s text:c="12"/>"id": 1,</text:span></text:p>
      <text:p text:style-name="P373"><text:span text:style-name="T29"><text:s text:c="12"/>"user_id": 1,</text:span></text:p>
      <text:p text:style-name="P373"><text:span text:style-name="T29"><text:s text:c="12"/>"event_user_id": 1,</text:span></text:p>
      <text:p text:style-name="P373"><text:span text:style-name="T29"><text:s text:c="12"/>"event_id": 1,</text:span></text:p>
      <text:p text:style-name="P373"><text:span text:style-name="T29"><text:s text:c="12"/>"currency_id": 1,</text:span></text:p>
      <text:p text:style-name="P373"><text:span text:style-name="T29"><text:s text:c="12"/>"no_of_tickets": 1,</text:span></text:p>
      <text:p text:style-name="P373"><text:span text:style-name="T29"><text:s text:c="12"/>"total_amount": 20,</text:span></text:p>
      <text:p text:style-name="P373"><text:span text:style-name="T29"><text:s text:c="12"/>"transaction_id": "pi_1GjS2vCUm7aWueh9BNKC9yZt",</text:span></text:p>
      <text:p text:style-name="P373"><text:span text:style-name="T29"><text:s text:c="12"/>"payment_source": "Stripe Payment",</text:span></text:p>
      <text:p text:style-name="P373"><text:span text:style-name="T29"><text:s text:c="12"/>"status": "succeeded",</text:span></text:p>
      <text:p text:style-name="P373"><text:span text:style-name="T29"><text:s text:c="12"/>"createdAt": "2020-05-16T15:35:32.000Z",</text:span></text:p>
      <text:p text:style-name="P373"><text:span text:style-name="T29"><text:s text:c="12"/>"updatedAt": "2020-05-16T15:35:32.000Z",</text:span></text:p>
      <text:p text:style-name="P373"><text:span text:style-name="T29"><text:s text:c="12"/>"deletedAt": null,</text:span></text:p>
      <text:p text:style-name="P373"><text:span text:style-name="T29"><text:s text:c="12"/>"event_order_items": [</text:span></text:p>
      <text:p text:style-name="P373"><text:span text:style-name="T29"><text:s text:c="16"/>{</text:span></text:p>
      <text:p text:style-name="P373"><text:span text:style-name="T29"><text:s text:c="20"/>"id": 1,</text:span></text:p>
      <text:p text:style-name="P373"><text:span text:style-name="T29"><text:s text:c="20"/>"event_order_id": 1,</text:span></text:p>
      <text:p text:style-name="P373"><text:span text:style-name="T29"><text:s text:c="20"/>"event_ticket_id": 1,</text:span></text:p>
      <text:p text:style-name="P373"><text:span text:style-name="T29"><text:s text:c="20"/>"no_of_tickets": 1,</text:span></text:p>
      <text:p text:style-name="P373"><text:span text:style-name="T29"><text:s text:c="20"/>"amount": 20,</text:span></text:p>
      <text:p text:style-name="P373"><text:span text:style-name="T29"><text:s text:c="20"/>"total_amount": 20,</text:span></text:p>
      <text:p text:style-name="P373"><text:span text:style-name="T29"><text:s text:c="20"/>"createdAt": "2020-05-16T15:35:32.000Z",</text:span></text:p>
      <text:p text:style-name="P373"><text:span text:style-name="T29"><text:s text:c="20"/>"updatedAt": "2020-05-16T15:35:32.000Z",</text:span></text:p>
      <text:p text:style-name="P373"><text:span text:style-name="T29"><text:s text:c="20"/>"deletedAt": null</text:span></text:p>
      <text:p text:style-name="P373"><text:span text:style-name="T29"><text:s text:c="16"/>}</text:span></text:p>
      <text:p text:style-name="P373"><text:span text:style-name="T29"><text:s text:c="12"/>],</text:span></text:p>
      <text:p text:style-name="P373"><text:span text:style-name="T29"><text:s text:c="12"/>"user": {</text:span></text:p>
      <text:p text:style-name="P373"><text:span text:style-name="T29"><text:s text:c="16"/>"id": 1,</text:span></text:p>
      <text:p text:style-name="P373"><text:span text:style-name="T29"><text:s text:c="16"/>"first_name": "admin",</text:span></text:p>
      <text:p text:style-name="P373"><text:span text:style-name="T29"><text:s text:c="16"/>"last_name": "a",</text:span></text:p>
      <text:p text:style-name="P373"><text:span text:style-name="T29"><text:s text:c="16"/>"password": "$2b$04$a5xX4zSNe7/nB7WDuyQHS.HiWJ/tD5Q7JrhZuJaVn/71wWgE73BKm",</text:span></text:p>
      <text:p text:style-name="P373"><text:span text:style-name="T29"><text:s text:c="16"/>"gender": 1,</text:span></text:p>
      <text:p text:style-name="P373"><text:span text:style-name="T29"><text:s text:c="16"/>"dob": "1994-12-22",</text:span></text:p>
      <text:p text:style-name="P373"><text:span text:style-name="T29"><text:s text:c="16"/>"email": "admin@event.com",</text:span></text:p>
      <text:p text:style-name="P373"><text:span text:style-name="T29"><text:s text:c="16"/>"area_code": "+91",</text:span></text:p>
      <text:p text:style-name="P373"><text:span text:style-name="T29"><text:s text:c="16"/>"mobile_no": "9791447542",</text:span></text:p>
      <text:p text:style-name="P373"><text:span text:style-name="T29"><text:s text:c="16"/>"address_1": "address 1",</text:span></text:p>
      <text:p text:style-name="P373"><text:span text:style-name="T29"><text:s text:c="16"/>"address_2": "address 2",</text:span></text:p>
      <text:p text:style-name="P373"><text:span text:style-name="T29"><text:s text:c="16"/>"role_id": 1,</text:span></text:p>
      <text:p text:style-name="P373"><text:span text:style-name="T29"><text:s text:c="16"/>"city": "chennai",</text:span></text:p>
      <text:p text:style-name="P373"><text:span text:style-name="T29"><text:s text:c="16"/>"state": "TN",</text:span></text:p>
      <text:p text:style-name="P373"><text:span text:style-name="T29"><text:s text:c="16"/>"pincode": 600004,</text:span></text:p>
      <text:p text:style-name="P373"><text:span text:style-name="T29"><text:s text:c="16"/>"country": "India",</text:span></text:p>
      <text:p text:style-name="P373"><text:span text:style-name="T29"><text:s text:c="16"/>"createdAt": "2020-05-16T20:16:01.000Z",</text:span></text:p>
      <text:p text:style-name="P373"><text:span text:style-name="T29"><text:s text:c="16"/>"updatedAt": "2020-05-22T04:19:54.000Z",</text:span></text:p>
      <text:p text:style-name="P373"><text:soft-page-break/><text:span text:style-name="T29"><text:s text:c="16"/>"deletedAt": null,</text:span></text:p>
      <text:p text:style-name="P373"><text:span text:style-name="T29"><text:s text:c="16"/>"is_active": true,</text:span></text:p>
      <text:p text:style-name="P373"><text:span text:style-name="T29"><text:s text:c="16"/>"is_admin": false,</text:span></text:p>
      <text:p text:style-name="P373"><text:span text:style-name="T29"><text:s text:c="16"/>"is_login": true,</text:span></text:p>
      <text:p text:style-name="P373"><text:span text:style-name="T29"><text:s text:c="16"/>"is_email_verified": false,</text:span></text:p>
      <text:p text:style-name="P373"><text:span text:style-name="T29"><text:s text:c="16"/>"email_verification_token": null,</text:span></text:p>
      <text:p text:style-name="P373"><text:span text:style-name="T29"><text:s text:c="16"/>"email_verified_date": null,</text:span></text:p>
      <text:p text:style-name="P373"><text:span text:style-name="T29"><text:s text:c="16"/>"last_login": "2020-05-22T04:19:54.000Z",</text:span></text:p>
      <text:p text:style-name="P373"><text:span text:style-name="T29"><text:s text:c="16"/>"token_expiry_hours": "6",</text:span></text:p>
      <text:p text:style-name="P373"><text:span text:style-name="T29"><text:s text:c="16"/>"forgot_pass_token": null,</text:span></text:p>
      <text:p text:style-name="P373"><text:span text:style-name="T29"><text:s text:c="16"/>"forgot_pass_date": null,</text:span></text:p>
      <text:p text:style-name="P373"><text:span text:style-name="T29"><text:s text:c="16"/>"forgot_pass_exp_timestamp": null,</text:span></text:p>
      <text:p text:style-name="P373"><text:span text:style-name="T29"><text:s text:c="16"/>"user_type": null,</text:span></text:p>
      <text:p text:style-name="P373"><text:span text:style-name="T29"><text:s text:c="16"/>"img_dir": null,</text:span></text:p>
      <text:p text:style-name="P373"><text:span text:style-name="T29"><text:s text:c="16"/>"img_name": null</text:span></text:p>
      <text:p text:style-name="P373"><text:span text:style-name="T29"><text:s text:c="12"/>}</text:span></text:p>
      <text:p text:style-name="P373"><text:span text:style-name="T29"><text:s text:c="8"/>}</text:span></text:p>
      <text:p text:style-name="P373"><text:span text:style-name="T29"><text:s text:c="4"/>],</text:span></text:p>
      <text:p text:style-name="P373"><text:span text:style-name="T29"><text:s text:c="4"/>"count": 4</text:span></text:p>
      <text:p text:style-name="P373"><text:span text:style-name="T29">}</text:span></text:p>
      <text:p text:style-name="P373"><text:span text:style-name="T29"/></text:p>
      <text:p text:style-name="P373"><text:span text:style-name="T29"/></text:p>
      <text:p text:style-name="P373"><text:span text:style-name="T29"/></text:p>
      <text:p text:style-name="P373"><text:span text:style-name="T29"/></text:p>
      <text:p text:style-name="P369"/>
      <text:p text:style-name="P365">52) My <text:span text:style-name="T127">Order Detail</text:span></text:p>
      <text:p text:style-name="P365"/>
      <text:p text:style-name="P369">METHOD : GET</text:p>
      <text:p text:style-name="P369"/>
      <text:p text:style-name="P380"><text:span text:style-name="T60">URL : </text:span><text:a xlink:type="simple" xlink:href="http://127.0.0.1:8012/api/my_events/" text:style-name="Internet_20_link" text:visited-style-name="Visited_20_Internet_20_Link"><text:span text:style-name="T55">http://127.0.0.1:8012/</text:span></text:a><text:span text:style-name="T58">api/</text:span><text:span text:style-name="T59">my_order_detail</text:span><text:span text:style-name="T58">/&lt;:user_id&gt;/</text:span><text:span text:style-name="T59">&lt;:id&gt;</text:span></text:p>
      <text:p text:style-name="P369"/>
      <text:p text:style-name="P372"><text:span text:style-name="T29">SAMPLE RESONSE:</text:span></text:p>
      <text:p text:style-name="P372"><text:span text:style-name="T29"/></text:p>
      <text:p text:style-name="P374"><text:span text:style-name="T29">{</text:span></text:p>
      <text:p text:style-name="P374"><text:span text:style-name="T29"><text:s text:c="4"/>"success": true,</text:span></text:p>
      <text:p text:style-name="P374"><text:span text:style-name="T29"><text:s text:c="4"/>"data": {</text:span></text:p>
      <text:p text:style-name="P374"><text:span text:style-name="T29"><text:s text:c="8"/>"id": 4,</text:span></text:p>
      <text:p text:style-name="P374"><text:span text:style-name="T29"><text:s text:c="8"/>"user_id": 1,</text:span></text:p>
      <text:p text:style-name="P374"><text:span text:style-name="T29"><text:s text:c="8"/>"event_user_id": 1,</text:span></text:p>
      <text:p text:style-name="P374"><text:span text:style-name="T29"><text:s text:c="8"/>"event_id": 2,</text:span></text:p>
      <text:p text:style-name="P374"><text:span text:style-name="T29"><text:s text:c="8"/>"currency_id": 3,</text:span></text:p>
      <text:p text:style-name="P374"><text:span text:style-name="T29"><text:s text:c="8"/>"no_of_tickets": 2,</text:span></text:p>
      <text:p text:style-name="P374"><text:span text:style-name="T29"><text:s text:c="8"/>"total_amount": 62,</text:span></text:p>
      <text:p text:style-name="P374"><text:span text:style-name="T29"><text:s text:c="8"/>"transaction_id": "pi_1GjeJrCUm7aWueh9xQ2lKLUc",</text:span></text:p>
      <text:p text:style-name="P374"><text:span text:style-name="T29"><text:s text:c="8"/>"payment_source": "Stripe Payment",</text:span></text:p>
      <text:p text:style-name="P374"><text:span text:style-name="T29"><text:s text:c="8"/>"status": "succeeded",</text:span></text:p>
      <text:p text:style-name="P374"><text:span text:style-name="T29"><text:s text:c="8"/>"createdAt": "2020-05-17T04:41:50.000Z",</text:span></text:p>
      <text:p text:style-name="P374"><text:span text:style-name="T29"><text:s text:c="8"/>"updatedAt": "2020-05-17T04:41:50.000Z",</text:span></text:p>
      <text:p text:style-name="P374"><text:span text:style-name="T29"><text:s text:c="8"/>"deletedAt": null,</text:span></text:p>
      <text:p text:style-name="P374"><text:span text:style-name="T29"><text:s text:c="8"/>"event": {</text:span></text:p>
      <text:p text:style-name="P374"><text:span text:style-name="T29"><text:s text:c="12"/>"id": 2,</text:span></text:p>
      <text:p text:style-name="P374"><text:span text:style-name="T29"><text:s text:c="12"/>"user_id": 1,</text:span></text:p>
      <text:p text:style-name="P374"><text:span text:style-name="T29"><text:s text:c="12"/>"name": "GAIA: Global Activation of Intention and Action",</text:span></text:p>
      <text:p text:style-name="P374"><text:span text:style-name="T29"><text:s text:c="12"/>"slug": "gaia-global-activation-of-intention-and-action",</text:span></text:p>
      <text:p text:style-name="P374"><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ext:span><text:soft-page-break/><text:span text:style-name="T29">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374"><text:span text:style-name="T29"><text:s text:c="12"/>"start_date": "2020-05-21",</text:span></text:p>
      <text:p text:style-name="P374"><text:span text:style-name="T29"><text:s text:c="12"/>"end_date": "2020-05-22",</text:span></text:p>
      <text:p text:style-name="P374"><text:span text:style-name="T29"><text:s text:c="12"/>"start_time": "2020-05-17 6:0:18",</text:span></text:p>
      <text:p text:style-name="P374"><text:span text:style-name="T29"><text:s text:c="12"/>"end_time": "2020-05-17 18:30:18",</text:span></text:p>
      <text:p text:style-name="P374"><text:span text:style-name="T29"><text:s text:c="12"/>"time_zone": "BST",</text:span></text:p>
      <text:p text:style-name="P374"><text:span text:style-name="T29"><text:s text:c="12"/>"type": "online",</text:span></text:p>
      <text:p text:style-name="P374"><text:span text:style-name="T29"><text:s text:c="12"/>"event_visibility": "public",</text:span></text:p>
      <text:p text:style-name="P374"><text:span text:style-name="T29"><text:s text:c="12"/>"thumb_nail_img_dir": "assets/events/",</text:span></text:p>
      <text:p text:style-name="P374"><text:span text:style-name="T29"><text:s text:c="12"/>"thumb_nail_img_name": "1589690057407_https___cdnevbuccom_images_96944440_432371562_1_original.jpeg",</text:span></text:p>
      <text:p text:style-name="P374"><text:span text:style-name="T29"><text:s text:c="12"/>"img_dir": "assets/events/",</text:span></text:p>
      <text:p text:style-name="P374"><text:span text:style-name="T29"><text:s text:c="12"/>"img_name": "1589690062732_https___cdnevbuccom_images_90478005_189080945053_1_original.jpeg",</text:span></text:p>
      <text:p text:style-name="P374"><text:span text:style-name="T29"><text:s text:c="12"/>"venue_name": "Hotel Taj",</text:span></text:p>
      <text:p text:style-name="P374"><text:span text:style-name="T29"><text:s text:c="12"/>"address_line_1": "goa",</text:span></text:p>
      <text:p text:style-name="P374"><text:span text:style-name="T29"><text:s text:c="12"/>"address_line_2": "North Goa,Goa,India,403004",</text:span></text:p>
      <text:p text:style-name="P374"><text:span text:style-name="T29"><text:s text:c="12"/>"city": "North Goa",</text:span></text:p>
      <text:p text:style-name="P374"><text:span text:style-name="T29"><text:s text:c="12"/>"city_id": 2,</text:span></text:p>
      <text:p text:style-name="P374"><text:span text:style-name="T29"><text:s text:c="12"/>"state": "Goa",</text:span></text:p>
      <text:p text:style-name="P374"><text:soft-page-break/><text:span text:style-name="T29"><text:s text:c="12"/>"state_id": 2,</text:span></text:p>
      <text:p text:style-name="P374"><text:span text:style-name="T29"><text:s text:c="12"/>"country": "India",</text:span></text:p>
      <text:p text:style-name="P374"><text:span text:style-name="T29"><text:s text:c="12"/>"country_id": 1,</text:span></text:p>
      <text:p text:style-name="P374"><text:span text:style-name="T29"><text:s text:c="12"/>"pincode": "403004",</text:span></text:p>
      <text:p text:style-name="P374"><text:span text:style-name="T29"><text:s text:c="12"/>"lat": "15.4571935",</text:span></text:p>
      <text:p text:style-name="P374"><text:span text:style-name="T29"><text:s text:c="12"/>"long": "73.8115419",</text:span></text:p>
      <text:p text:style-name="P374"><text:span text:style-name="T29"><text:s text:c="12"/>"tags": "Tag1,tag2",</text:span></text:p>
      <text:p text:style-name="P374"><text:span text:style-name="T29"><text:s text:c="12"/>"category_name": "Music",</text:span></text:p>
      <text:p text:style-name="P374"><text:span text:style-name="T29"><text:s text:c="12"/>"category_id": 1,</text:span></text:p>
      <text:p text:style-name="P374"><text:span text:style-name="T29"><text:s text:c="12"/>"currency_id": 3,</text:span></text:p>
      <text:p text:style-name="P374"><text:span text:style-name="T29"><text:s text:c="12"/>"status": "published",</text:span></text:p>
      <text:p text:style-name="P374"><text:span text:style-name="T29"><text:s text:c="12"/>"is_popular": true,</text:span></text:p>
      <text:p text:style-name="P374"><text:span text:style-name="T29"><text:s text:c="12"/>"createdAt": "2020-05-17T04:39:46.000Z",</text:span></text:p>
      <text:p text:style-name="P374"><text:span text:style-name="T29"><text:s text:c="12"/>"updatedAt": "2020-05-17T06:48:29.000Z",</text:span></text:p>
      <text:p text:style-name="P374"><text:span text:style-name="T29"><text:s text:c="12"/>"deletedAt": null</text:span></text:p>
      <text:p text:style-name="P374"><text:span text:style-name="T29"><text:s text:c="8"/>},</text:span></text:p>
      <text:p text:style-name="P374"><text:span text:style-name="T29"><text:s text:c="8"/>"event_order_items": [</text:span></text:p>
      <text:p text:style-name="P374"><text:span text:style-name="T29"><text:s text:c="12"/>{</text:span></text:p>
      <text:p text:style-name="P374"><text:span text:style-name="T29"><text:s text:c="16"/>"id": 4,</text:span></text:p>
      <text:p text:style-name="P374"><text:span text:style-name="T29"><text:s text:c="16"/>"event_order_id": 4,</text:span></text:p>
      <text:p text:style-name="P374"><text:span text:style-name="T29"><text:s text:c="16"/>"event_ticket_id": 2,</text:span></text:p>
      <text:p text:style-name="P374"><text:span text:style-name="T29"><text:s text:c="16"/>"no_of_tickets": 1,</text:span></text:p>
      <text:p text:style-name="P374"><text:span text:style-name="T29"><text:s text:c="16"/>"amount": 22,</text:span></text:p>
      <text:p text:style-name="P374"><text:span text:style-name="T29"><text:s text:c="16"/>"total_amount": 22,</text:span></text:p>
      <text:p text:style-name="P374"><text:span text:style-name="T29"><text:s text:c="16"/>"createdAt": "2020-05-17T04:41:50.000Z",</text:span></text:p>
      <text:p text:style-name="P374"><text:span text:style-name="T29"><text:s text:c="16"/>"updatedAt": "2020-05-17T04:41:50.000Z",</text:span></text:p>
      <text:p text:style-name="P374"><text:span text:style-name="T29"><text:s text:c="16"/>"deletedAt": null</text:span></text:p>
      <text:p text:style-name="P374"><text:span text:style-name="T29"><text:s text:c="12"/>},</text:span></text:p>
      <text:p text:style-name="P374"><text:span text:style-name="T29"><text:s text:c="12"/>{</text:span></text:p>
      <text:p text:style-name="P374"><text:span text:style-name="T29"><text:s text:c="16"/>"id": 5,</text:span></text:p>
      <text:p text:style-name="P374"><text:span text:style-name="T29"><text:s text:c="16"/>"event_order_id": 4,</text:span></text:p>
      <text:p text:style-name="P374"><text:span text:style-name="T29"><text:s text:c="16"/>"event_ticket_id": 3,</text:span></text:p>
      <text:p text:style-name="P374"><text:span text:style-name="T29"><text:s text:c="16"/>"no_of_tickets": 1,</text:span></text:p>
      <text:p text:style-name="P374"><text:span text:style-name="T29"><text:s text:c="16"/>"amount": 40,</text:span></text:p>
      <text:p text:style-name="P374"><text:span text:style-name="T29"><text:s text:c="16"/>"total_amount": 40,</text:span></text:p>
      <text:p text:style-name="P374"><text:span text:style-name="T29"><text:s text:c="16"/>"createdAt": "2020-05-17T04:41:50.000Z",</text:span></text:p>
      <text:p text:style-name="P374"><text:span text:style-name="T29"><text:s text:c="16"/>"updatedAt": "2020-05-17T04:41:50.000Z",</text:span></text:p>
      <text:p text:style-name="P374"><text:span text:style-name="T29"><text:s text:c="16"/>"deletedAt": null</text:span></text:p>
      <text:p text:style-name="P374"><text:span text:style-name="T29"><text:s text:c="12"/>}</text:span></text:p>
      <text:p text:style-name="P374"><text:span text:style-name="T29"><text:s text:c="8"/>]</text:span></text:p>
      <text:p text:style-name="P374"><text:span text:style-name="T29"><text:s text:c="4"/>}</text:span></text:p>
      <text:p text:style-name="P374"><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22T10:07:39.830190553</dc:date>
    <meta:editing-duration>PT18H28M50S</meta:editing-duration>
    <meta:editing-cycles>151</meta:editing-cycles>
    <meta:generator>LibreOffice/5.1.6.2$Linux_X86_64 LibreOffice_project/10m0$Build-2</meta:generator>
    <meta:document-statistic meta:table-count="0" meta:image-count="0" meta:object-count="0" meta:page-count="48" meta:paragraph-count="2238" meta:word-count="6388" meta:character-count="81163" meta:non-whitespace-character-count="58245"/>
  </office:meta>
</office:document-meta>
</file>